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5.8984in"/>
    </style:style>
    <style:style style:name="co5" style:family="table-column">
      <style:table-column-properties fo:break-before="auto" style:column-width="4.3402in"/>
    </style:style>
    <style:style style:name="co6" style:family="table-column">
      <style:table-column-properties fo:break-before="auto" style:column-width="4.1917in"/>
    </style:style>
    <style:style style:name="co7" style:family="table-column">
      <style:table-column-properties fo:break-before="auto" style:column-width="4.7374in"/>
    </style:style>
    <style:style style:name="co8" style:family="table-column">
      <style:table-column-properties fo:break-before="auto" style:column-width="3.202in"/>
    </style:style>
    <style:style style:name="co9" style:family="table-column">
      <style:table-column-properties fo:break-before="auto" style:column-width="5.2437in"/>
    </style:style>
    <style:style style:name="co12" style:family="table-column">
      <style:table-column-properties fo:break-before="auto" style:column-width="2.2047in"/>
    </style:style>
    <style:style style:name="co3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6.272in"/>
    </style:style>
    <style:style style:name="co14" style:family="table-column">
      <style:table-column-properties fo:break-before="auto" style:column-width="4.1555in"/>
    </style:style>
    <style:style style:name="co15" style:family="table-column">
      <style:table-column-properties fo:break-before="auto" style:column-width="3.6535in"/>
    </style:style>
    <style:style style:name="co16" style:family="table-column">
      <style:table-column-properties fo:break-before="auto" style:column-width="5.072in"/>
    </style:style>
    <style:style style:name="co17" style:family="table-column">
      <style:table-column-properties fo:break-before="auto" style:column-width="4.6827in"/>
    </style:style>
    <style:style style:name="co18" style:family="table-column">
      <style:table-column-properties fo:break-before="auto" style:column-width="4.6673in"/>
    </style:style>
    <style:style style:name="co19" style:family="table-column">
      <style:table-column-properties fo:break-before="auto" style:column-width="4.6752in"/>
    </style:style>
    <style:style style:name="co20" style:family="table-column">
      <style:table-column-properties fo:break-before="auto" style:column-width="5.0181in"/>
    </style:style>
    <style:style style:name="co21" style:family="table-column">
      <style:table-column-properties fo:break-before="auto" style:column-width="4.7193in"/>
    </style:style>
    <style:style style:name="co2" style:family="table-column">
      <style:table-column-properties fo:break-before="auto" style:column-width="5.3016in"/>
    </style:style>
    <style:style style:name="co22" style:family="table-column">
      <style:table-column-properties fo:break-before="auto" style:column-width="5.1819in"/>
    </style:style>
    <style:style style:name="co23" style:family="table-column">
      <style:table-column-properties fo:break-before="auto" style:column-width="4.2283in"/>
    </style:style>
    <style:style style:name="co24" style:family="table-column">
      <style:table-column-properties fo:break-before="auto" style:column-width="4.7146in"/>
    </style:style>
    <style:style style:name="co25" style:family="table-column">
      <style:table-column-properties fo:break-before="auto" style:column-width="4.7535in"/>
    </style:style>
    <style:style style:name="co27" style:family="table-column">
      <style:table-column-properties fo:break-before="auto" style:column-width="4.6138in"/>
    </style:style>
    <style:style style:name="co28" style:family="table-column">
      <style:table-column-properties fo:break-before="auto" style:column-width="4.0453in"/>
    </style:style>
    <style:style style:name="co29" style:family="table-column">
      <style:table-column-properties fo:break-before="auto" style:column-width="4.0307in"/>
    </style:style>
    <style:style style:name="ro6" style:family="table-row">
      <style:table-row-properties style:row-height="3.572in" fo:break-before="auto" style:use-optimal-row-height="false"/>
    </style:style>
    <style:style style:name="ro7" style:family="table-row">
      <style:table-row-properties style:row-height="2.3299in" fo:break-before="auto" style:use-optimal-row-height="false"/>
    </style:style>
    <style:style style:name="ro4" style:family="table-row">
      <style:table-row-properties style:row-height="0.239in" fo:break-before="auto" style:use-optimal-row-height="true"/>
    </style:style>
    <style:style style:name="ro8" style:family="table-row">
      <style:table-row-properties style:row-height="0.462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11" style:family="table-row">
      <style:table-row-properties style:row-height="3.2098in" fo:break-before="auto" style:use-optimal-row-height="false"/>
    </style:style>
    <style:style style:name="ro12" style:family="table-row">
      <style:table-row-properties style:row-height="2.2681in" fo:break-before="auto" style:use-optimal-row-height="false"/>
    </style:style>
    <style:style style:name="ro13" style:family="table-row">
      <style:table-row-properties style:row-height="3.3563in" fo:break-before="auto" style:use-optimal-row-height="false"/>
    </style:style>
    <style:style style:name="ro14" style:family="table-row">
      <style:table-row-properties style:row-height="2.3689in" fo:break-before="auto" style:use-optimal-row-height="false"/>
    </style:style>
    <style:style style:name="ro17" style:family="table-row">
      <style:table-row-properties style:row-height="0.1917in" fo:break-before="auto" style:use-optimal-row-height="true"/>
    </style:style>
    <style:style style:name="ro18" style:family="table-row">
      <style:table-row-properties style:row-height="3.2819in" fo:break-before="auto" style:use-optimal-row-height="false"/>
    </style:style>
    <style:style style:name="ro19" style:family="table-row">
      <style:table-row-properties style:row-height="2.7264in" fo:break-before="auto" style:use-optimal-row-height="false"/>
    </style:style>
    <style:style style:name="ro20" style:family="table-row">
      <style:table-row-properties style:row-height="2.8161in" fo:break-before="auto" style:use-optimal-row-height="false"/>
    </style:style>
    <style:style style:name="ro21" style:family="table-row">
      <style:table-row-properties style:row-height="2.2602in" fo:break-before="auto" style:use-optimal-row-height="false"/>
    </style:style>
    <style:style style:name="ro22" style:family="table-row">
      <style:table-row-properties style:row-height="2.6618in" fo:break-before="auto" style:use-optimal-row-height="false"/>
    </style:style>
    <style:style style:name="ro23" style:family="table-row">
      <style:table-row-properties style:row-height="2.1835in" fo:break-before="auto" style:use-optimal-row-height="false"/>
    </style:style>
    <style:style style:name="ro24" style:family="table-row">
      <style:table-row-properties style:row-height="4.4134in" fo:break-before="auto" style:use-optimal-row-height="false"/>
    </style:style>
    <style:style style:name="ro25" style:family="table-row">
      <style:table-row-properties style:row-height="1.0953in" fo:break-before="auto" style:use-optimal-row-height="false"/>
    </style:style>
    <style:style style:name="ro26" style:family="table-row">
      <style:table-row-properties style:row-height="2.9165in" fo:break-before="auto" style:use-optimal-row-height="false"/>
    </style:style>
    <style:style style:name="ro27" style:family="table-row">
      <style:table-row-properties style:row-height="2.2154in" fo:break-before="auto" style:use-optimal-row-height="false"/>
    </style:style>
    <style:style style:name="ro28" style:family="table-row">
      <style:table-row-properties style:row-height="2.611in" fo:break-before="auto" style:use-optimal-row-height="false"/>
    </style:style>
    <style:style style:name="ro29" style:family="table-row">
      <style:table-row-properties style:row-height="2.2846in" fo:break-before="auto" style:use-optimal-row-height="false"/>
    </style:style>
    <style:style style:name="ro30" style:family="table-row">
      <style:table-row-properties style:row-height="3.1634in" fo:break-before="auto" style:use-optimal-row-height="false"/>
    </style:style>
    <style:style style:name="ro31" style:family="table-row">
      <style:table-row-properties style:row-height="0.2543in" fo:break-before="auto" style:use-optimal-row-height="true"/>
    </style:style>
    <style:style style:name="ro32" style:family="table-row">
      <style:table-row-properties style:row-height="0.2575in" fo:break-before="auto" style:use-optimal-row-height="true"/>
    </style:style>
    <style:style style:name="ro33" style:family="table-row">
      <style:table-row-properties style:row-height="4.0508in" fo:break-before="auto" style:use-optimal-row-height="false"/>
    </style:style>
    <style:style style:name="ro34" style:family="table-row">
      <style:table-row-properties style:row-height="2.2756in" fo:break-before="auto" style:use-optimal-row-height="false"/>
    </style:style>
    <style:style style:name="ro35" style:family="table-row">
      <style:table-row-properties style:row-height="0.2083in" fo:break-before="auto" style:use-optimal-row-height="true"/>
    </style:style>
    <style:style style:name="ro36" style:family="table-row">
      <style:table-row-properties style:row-height="2.5228in" fo:break-before="auto" style:use-optimal-row-height="false"/>
    </style:style>
    <style:style style:name="ro37" style:family="table-row">
      <style:table-row-properties style:row-height="3.1402in" fo:break-before="auto" style:use-optimal-row-height="false"/>
    </style:style>
    <style:style style:name="ro38" style:family="table-row">
      <style:table-row-properties style:row-height="2.7in" fo:break-before="auto" style:use-optimal-row-height="false"/>
    </style:style>
    <style:style style:name="ro39" style:family="table-row">
      <style:table-row-properties style:row-height="2.9161in" fo:break-before="auto" style:use-optimal-row-height="false"/>
    </style:style>
    <style:style style:name="ro40" style:family="table-row">
      <style:table-row-properties style:row-height="2.6543in" fo:break-before="auto" style:use-optimal-row-height="false"/>
    </style:style>
    <style:style style:name="ro41" style:family="table-row">
      <style:table-row-properties style:row-height="3.48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text-position="" fo:font-size="14pt" style:font-size-asian="14pt" style:font-size-complex="14pt"/>
    </style:style>
    <style:style style:name="ce10" style:family="table-cell" style:parent-style-name="Default">
      <style:text-properties style:text-position="" style:font-name="Liberation Sans" fo:font-size="14pt" style:font-name-asian="Droid Sans" style:font-size-asian="14pt" style:font-name-complex="Lohit Hindi" style:font-size-complex="14pt"/>
    </style:style>
    <style:style style:name="ce11" style:family="table-cell" style:parent-style-name="Default">
      <style:text-properties fo:color="#0000ff" style:text-position="" style:font-name="Liberation Sans" style:font-name-asian="Droid Sans" style:font-name-complex="Lohit Hindi"/>
    </style:style>
    <style:style style:name="ce12" style:family="table-cell" style:parent-style-name="Default">
      <style:text-properties fo:color="#0000ff" style:text-position=""/>
    </style:style>
    <style:style style:name="ce13" style:family="table-cell" style:parent-style-name="Default">
      <style:text-properties style:text-position="" style:font-name="Liberation Sans" style:font-name-asian="Droid Sans"/>
    </style:style>
    <style:style style:name="ce14" style:family="table-cell" style:parent-style-name="Default">
      <style:text-properties fo:color="#000000" style:text-line-through-style="none" style:text-line-through-type="none" style:text-position="" style:font-name="Liberation Sans" fo:font-size="14pt" fo:font-weight="normal" style:font-name-asian="Droid Sans" style:font-size-asian="14pt" style:font-weight-asian="normal" style:font-size-complex="14pt" style:font-weight-complex="normal"/>
    </style:style>
    <style:style style:name="ce15" style:family="table-cell" style:parent-style-name="Default">
      <style:text-properties fo:color="#000000" style:text-line-through-style="none" style:text-line-through-type="none" style:text-position="" style:font-name="Liberation Sans" fo:font-size="14pt" style:font-name-asian="Droid Sans" style:font-size-asian="14pt" style:font-size-complex="14pt"/>
    </style:style>
    <style:style style:name="ce16" style:family="table-cell" style:parent-style-name="Default">
      <style:text-properties fo:color="#000000" style:text-position="" style:font-name="Liberation Sans" style:font-name-asian="Droid Sans"/>
    </style:style>
    <style:style style:name="ce17" style:family="table-cell" style:parent-style-name="Default">
      <style:text-properties fo:color="#0000ff" style:text-position="" style:font-name="Liberation Sans" style:font-name-asian="Droid Sans"/>
    </style:style>
    <style:style style:name="ce2" style:family="table-cell" style:parent-style-name="Default">
      <style:text-properties style:text-position="" fo:font-size="14pt" style:font-size-asian="14pt" style:font-size-complex="14pt"/>
    </style:style>
    <style:style style:name="ce3" style:family="table-cell" style:parent-style-name="Default" style:data-style-name="N2">
      <style:table-cell-properties style:text-align-source="fix" style:repeat-content="false" style:vertical-align="top"/>
      <style:paragraph-properties fo:text-align="center" fo:margin-left="0in"/>
      <style:text-properties style:text-position="" fo:font-size="14pt" style:font-size-asian="14pt" style:font-size-complex="14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 style:text-position="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6" style:family="table-cell" style:parent-style-name="Default" style:data-style-name="N44">
      <style:table-cell-properties fo:border-bottom="none" fo:border-left="0.06pt solid #000000" fo:border-right="0.06pt solid #000000" fo:border-top="none"/>
      <style:text-properties style:text-position="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00" style:text-position="" fo:font-size="14pt" style:font-size-asian="14pt" style:font-size-complex="14pt"/>
    </style:style>
    <style:style style:name="ce9" style:family="table-cell" style:parent-style-name="Default">
      <style:text-properties style:text-position="" style:font-name="Liberation Sans" style:font-name-asian="Droid Sans" style:font-name-complex="Lohit Hindi"/>
    </style: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19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/>
    </style:style>
    <style:style style:name="ce24" style:family="table-cell" style:parent-style-name="Default">
      <style:text-properties style:text-position="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text-position="" fo:font-size="12pt" style:font-size-asian="14pt" style:font-size-complex="14pt"/>
    </style:style>
    <style:style style:name="ce26" style:family="table-cell" style:parent-style-name="Default">
      <style:text-properties style:text-position="" style:font-name="Liberation Sans" fo:font-size="12pt" style:font-name-asian="Droid Sans" style:font-size-asian="14pt" style:font-name-complex="Lohit Hindi" style:font-size-complex="14pt"/>
    </style:style>
    <style:style style:name="ce27" style:family="table-cell" style:parent-style-name="Default">
      <style:text-properties fo:color="#000000" style:text-line-through-style="solid" style:text-line-through-type="single" style:text-position="" style:font-name="Liberation Sans" fo:font-size="14pt" style:font-name-asian="Droid Sans" style:font-size-asian="14pt" style:font-name-complex="Lohit Hindi" style:font-size-complex="14pt"/>
    </style:style>
    <style:style style:name="ce28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color="#000000" style:text-position="" fo:font-size="14pt" style:font-size-asian="14pt" style:font-size-complex="14pt"/>
    </style:style>
    <style:style style:name="ce29" style:family="table-cell" style:parent-style-name="Default">
      <style:table-cell-properties style:vertical-align="top"/>
      <style:text-properties style:text-position=""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text-position="" style:font-name="Liberation Sans" fo:font-size="14pt" style:font-name-asian="Droid Sans" style:font-size-asian="14pt" style:font-name-complex="Lohit Hindi" style:font-size-complex="14pt"/>
    </style:style>
    <style:style style:name="ce32" style:family="table-cell" style:parent-style-name="Default">
      <style:text-properties style:text-position=""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style:font-name="LexiconNo1ItalicB"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exiconNo1ItalicB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text-position="" style:font-name="Liberation Sans" fo:font-weight="bold" style:font-name-asian="Droid Sans" style:font-weight-asian="bold" style:font-weight-complex="bold"/>
    </style:style>
    <style:style style:name="ce36" style:family="table-cell" style:parent-style-name="Default">
      <style:text-properties style:text-position="" style:font-name="Liberation Sans" fo:font-weight="normal" style:font-name-asian="Droid Sans" style:font-weight-asian="normal" style:font-weight-complex="normal"/>
    </style:style>
    <style:style style:name="ce37" style:family="table-cell" style:parent-style-name="Default">
      <style:text-properties fo:color="#000000" style:text-outline="false" style:text-line-through-style="none" style:text-line-through-type="none" style:text-position="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text-position="" fo:language="en" fo:country="US" style:text-underline-mode="continuous" style:text-overline-mode="continuous" style:text-line-through-mode="continuous" style:font-size-asian="12pt" style:language-asian="hi" style:country-asian="IN" style:font-size-complex="6.80000019073486pt" style:language-complex="en" style:country-complex="US" style:font-relief="none" style:text-overline-style="none" style:text-overline-color="font-color"/>
    </style:style>
    <style:style style:name="ce39" style:family="table-cell" style:parent-style-name="Default">
      <style:text-properties style:text-position="" style:text-underline-mode="continuous" style:text-overline-mode="continuous" style:text-line-through-mode="continuous" style:font-size-complex="6.80000019073486pt" style:language-complex="en" style:country-complex="US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46" style:family="table-cell" style:parent-style-name="Default">
      <style:text-properties fo:font-size="14pt" style:font-size-asian="14pt" style:font-size-complex="14pt"/>
    </style:style>
    <style:style style:name="ce47" style:family="table-cell" style:parent-style-name="Default" style:data-style-name="N2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48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9" style:family="table-cell" style:parent-style-name="Default">
      <style:table-cell-properties fo:border-bottom="none" fo:border-left="0.06pt solid #000000" fo:border-right="0.06pt solid #000000" fo:border-top="none"/>
    </style:style>
    <style:style style:name="ce50" style:family="table-cell" style:parent-style-name="Default" style:data-style-name="N44">
      <style:table-cell-properties fo:border-bottom="none" fo:border-left="0.06pt solid #000000" fo:border-right="0.06pt solid #000000" fo:border-top="none"/>
    </style:style>
    <style:style style:name="ce5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53" style:family="table-cell" style:parent-style-name="Default">
      <style:text-properties style:font-name="Liberation Sans" style:font-name-asian="Droid Sans" style:font-name-complex="Lohit Hindi"/>
    </style:style>
    <style:style style:name="ce54" style:family="table-cell" style:parent-style-name="Default">
      <style:text-properties style:font-name="Liberation Sans" fo:font-size="14pt" style:font-name-asian="Droid Sans" style:font-size-asian="14pt" style:font-name-complex="Lohit Hindi" style:font-size-complex="14pt"/>
    </style:style>
    <style:style style:name="ce55" style:family="table-cell" style:parent-style-name="Default">
      <style:text-properties fo:color="#0000ff" style:font-name="Liberation Sans" style:font-name-asian="Droid Sans" style:font-name-complex="Lohit Hindi"/>
    </style:style>
    <style:style style:name="ce56" style:family="table-cell" style:parent-style-name="Default">
      <style:text-properties fo:color="#0000ff"/>
    </style:style>
    <style:style style:name="ce57" style:family="table-cell" style:parent-style-name="Default">
      <style:text-properties style:font-name="Liberation Sans" style:font-name-asian="Droid Sans"/>
    </style:style>
    <style:style style:name="ce58" style:family="table-cell" style:parent-style-name="Default">
      <style:text-properties fo:color="#000000" style:text-line-through-style="none" style:text-line-through-type="none" style:font-name="Liberation Sans" fo:font-size="14pt" fo:font-weight="normal" style:font-name-asian="Droid Sans" style:font-size-asian="14pt" style:font-weight-asian="normal" style:font-size-complex="14pt" style:font-weight-complex="normal"/>
    </style:style>
    <style:style style:name="ce59" style:family="table-cell" style:parent-style-name="Default">
      <style:text-properties fo:color="#000000" style:text-line-through-style="none" style:text-line-through-type="none" style:font-name="Liberation Sans" fo:font-size="14pt" style:font-name-asian="Droid Sans" style:font-size-asian="14pt" style:font-size-complex="14pt"/>
    </style:style>
    <style:style style:name="ce60" style:family="table-cell" style:parent-style-name="Default">
      <style:text-properties fo:color="#000000" style:font-name="Liberation Sans" style:font-name-asian="Droid Sans"/>
    </style:style>
    <style:style style:name="ce61" style:family="table-cell" style:parent-style-name="Default">
      <style:text-properties fo:color="#0000ff" style:font-name="Liberation Sans" style:font-name-asian="Droid Sans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ext-properties style:text-line-through-style="solid" style:text-line-through-type="single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ext-properties style:font-name="Liberation Sans" fo:font-weight="bold" style:font-name-asian="Droid Sans" style:font-weight-asian="bold" style:font-name-complex="Lohit Hindi" style:font-weight-complex="bold"/>
    </style:style>
    <style:style style:name="ce66" style:family="table-cell" style:parent-style-name="Default">
      <style:text-properties style:text-line-through-style="solid" style:text-line-through-type="single" fo:font-size="11pt" style:font-size-asian="11pt" style:font-size-complex="11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8" style:family="table-cell" style:parent-style-name="Default">
      <style:text-properties fo:font-size="11pt" style:font-size-asian="11pt" style:font-size-complex="11pt"/>
    </style:style>
    <style:style style:name="ce6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4pt" style:font-size-complex="14pt"/>
    </style:style>
    <style:style style:name="ce70" style:family="table-cell" style:parent-style-name="Default">
      <style:text-properties style:font-name="Liberation Sans" fo:font-size="12pt" style:font-name-asian="Droid Sans" style:font-size-asian="14pt" style:font-name-complex="Lohit Hindi" style:font-size-complex="14pt"/>
    </style:style>
    <style:style style:name="ce71" style:family="table-cell" style:parent-style-name="Default">
      <style:text-properties fo:color="#000000" style:text-line-through-style="solid" style:text-line-through-type="single" style:font-name="Liberation Sans" fo:font-size="14pt" style:font-name-asian="Droid Sans" style:font-size-asian="14pt" style:font-name-complex="Lohit Hindi" style:font-size-complex="14pt"/>
    </style:style>
    <style:style style:name="ce72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73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" fo:font-size="14pt" style:font-name-asian="Droid Sans" style:font-size-asian="14pt" style:font-name-complex="Lohit Hindi" style:font-size-complex="14pt"/>
    </style:style>
    <style:style style:name="ce76" style:family="table-cell" style:parent-style-name="Default">
      <style:text-properties fo:font-size="15pt" style:font-size-asian="15pt" style:font-size-complex="15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exiconNo1ItalicB" fo:font-size="13pt" style:font-size-asian="13pt" style:font-size-complex="13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exiconNo1ItalicB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ext-properties style:font-name="Liberation Sans" fo:font-weight="bold" style:font-name-asian="Droid Sans" style:font-weight-asian="bold" style:font-weight-complex="bold"/>
    </style:style>
    <style:style style:name="ce80" style:family="table-cell" style:parent-style-name="Default">
      <style:text-properties style:font-name="Liberation Sans" fo:font-weight="normal" style:font-name-asian="Droid Sans" style:font-weight-asian="normal" style:font-weight-complex="normal"/>
    </style:style>
    <style:style style:name="ce81" style:family="table-cell" style:parent-style-name="Defaul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fo:language="en" fo:country="US" style:text-underline-mode="continuous" style:text-overline-mode="continuous" style:text-line-through-mode="continuous" style:font-size-asian="12pt" style:language-asian="hi" style:country-asian="IN" style:font-size-complex="6.80000019073486pt" style:language-complex="en" style:country-complex="US" style:font-relief="none" style:text-overline-style="none" style:text-overline-color="font-color"/>
    </style:style>
    <style:style style:name="ce83" style:family="table-cell" style:parent-style-name="Default">
      <style:text-properties style:text-underline-mode="continuous" style:text-overline-mode="continuous" style:text-line-through-mode="continuous" style:font-size-complex="6.80000019073486pt" style:language-complex="en" style:country-complex="US" style:font-relief="none" style:text-overline-style="none" style:text-overline-color="font-color"/>
    </style:style>
    <style:style style:name="T1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2" style:family="text">
      <style:text-properties fo:color="#ff0000"/>
    </style:style>
    <style:style style:name="T11" style:family="text">
      <style:text-properties fo:color="#0000ff" style:text-line-through-style="none" style:text-line-through-type="none" style:font-name="Liberation Sans" fo:font-size="14pt" fo:font-weight="normal" style:font-name-asian="Droid Sans" style:font-size-asian="14pt" style:font-weight-asian="normal" style:font-size-complex="14pt" style:font-weight-complex="normal"/>
    </style:style>
    <style:style style:name="T6" style:family="text">
      <style:text-properties fo:color="#000000" style:text-line-through-style="none" style:text-line-through-type="none"/>
    </style:style>
    <style:style style:name="T12" style:family="text">
      <style:text-properties fo:color="#000000" style:text-line-through-style="none" style:text-line-through-type="none" fo:font-weight="normal" style:font-weight-asian="normal" style:font-weight-complex="normal"/>
    </style:style>
    <style:style style:name="T13" style:family="text">
      <style:text-properties fo:color="#000000" style:font-name="Liberation Sans" style:font-name-asian="Droid Sans"/>
    </style:style>
    <style:style style:name="T14" style:family="text">
      <style:text-properties style:font-name-asian="Droid Sans" style:font-size-asian="14pt" style:font-size-complex="14pt"/>
    </style:style>
    <style:style style:name="T15" style:family="text">
      <style:text-properties style:font-name="Liberation Sans" fo:font-size="14pt" style:font-name-asian="Droid Sans" style:font-size-asian="14pt" style:font-size-complex="14pt"/>
    </style:style>
    <style:style style:name="T16" style:family="text">
      <style:text-properties fo:color="#0000ff"/>
    </style:style>
    <style:style style:name="T17" style:family="text">
      <style:text-properties style:font-name="Liberation Sans" style:font-name-asian="Droid Sans"/>
    </style:style>
    <style:style style:name="T18" style:family="text">
      <style:text-properties fo:color="#000000" style:text-line-through-style="none" style:text-line-through-type="none" style:font-name="Liberation Sans" fo:font-size="14pt" fo:font-weight="bold" style:font-name-asian="Droid Sans" style:font-size-asian="14pt" style:font-weight-asian="bold" style:font-size-complex="14pt" style:font-weight-complex="bold"/>
    </style:style>
    <style:style style:name="T19" style:family="text">
      <style:text-properties fo:color="#000000" style:text-line-through-style="none" style:text-line-through-type="none" style:font-name="Liberation Sans" fo:font-size="14pt" fo:font-weight="normal" style:font-name-asian="Droid Sans" style:font-size-asian="14pt" style:font-weight-asian="normal" style:font-size-complex="14pt" style:font-weight-complex="normal"/>
    </style:style>
    <style:style style:name="T20" style:family="text">
      <style:text-properties style:font-name="Liberation Sans" fo:font-weight="bold" style:font-name-asian="Droid Sans" style:font-weight-asian="bold" style:font-weight-complex="bold"/>
    </style:style>
    <style:style style:name="T21" style:family="text">
      <style:text-properties fo:color="#000000" style:text-line-through-style="none" style:text-line-through-type="none" style:font-name="Liberation Sans" fo:font-size="14pt" fo:font-weight="normal" style:font-name-asian="Droid Sans" style:font-size-asian="14pt" style:font-weight-asian="normal" style:font-size-complex="14pt" style:font-weight-complex="normal"/>
    </style:style>
    <style:style style:name="T22" style:family="text">
      <style:text-properties fo:color="#000000" style:font-name="Liberation Sans" fo:font-weight="bold" style:font-name-asian="Droid Sans" style:font-weight-asian="bold" style:font-weight-complex="bold"/>
    </style:style>
    <style:style style:name="T23" style:family="text">
      <style:text-properties fo:color="#0000ff" style:font-name="Liberation Sans" style:font-name-asian="Droid Sans"/>
    </style:style>
    <style:style style:name="T3" style:family="text">
      <style:text-properties fo:color="#00ffff"/>
    </style:style>
    <style:style style:name="T26" style:family="text">
      <style:text-properties style:font-name="Liberation Sans" fo:font-weight="bold" style:font-name-asian="Droid Sans" style:font-weight-asian="bold" style:font-weight-complex="bold"/>
    </style:style>
    <style:style style:name="T27" style:family="text">
      <style:text-properties style:font-name="Liberation Sans" fo:font-size="10pt" style:font-name-asian="Droid Sans" style:font-size-asian="10pt" style:font-size-complex="10pt"/>
    </style:style>
    <style:style style:name="T30" style:family="text">
      <style:text-properties fo:color="#000000" fo:font-size="14pt"/>
    </style:style>
    <style:style style:name="T31" style:family="text">
      <style:text-properties fo:color="#ff0000" fo:font-size="14pt"/>
    </style:style>
    <style:style style:name="T32" style:family="text">
      <style:text-properties fo:color="#000000" fo:font-size="14pt"/>
    </style:style>
    <style:style style:name="T33" style:family="text">
      <style:text-properties fo:color="#000000" fo:font-size="14pt" fo:font-weight="normal" style:font-weight-asian="normal" style:font-weight-complex="normal"/>
    </style:style>
    <style:style style:name="T34" style:family="text">
      <style:text-properties fo:font-size="12pt"/>
    </style:style>
    <style:style style:name="T7" style:family="text">
      <style:text-properties fo:color="#ff0000" style:text-line-through-style="none" style:text-line-through-type="none" fo:font-weight="normal" style:font-weight-asian="normal" style:font-weight-complex="normal"/>
    </style:style>
    <style:style style:name="T25" style:family="text">
      <style:text-properties fo:color="#0047ff"/>
    </style:style>
    <style:style style:name="T35" style:family="text">
      <style:text-properties fo:color="#ff0000" fo:font-size="14pt"/>
    </style:style>
    <style:style style:name="T36" style:family="text">
      <style:text-properties style:font-size-asian="14pt" style:font-size-complex="14pt"/>
    </style:style>
    <style:style style:name="T37" style:family="text">
      <style:text-properties fo:font-size="10pt" style:font-size-asian="10pt" style:font-size-complex="10pt"/>
    </style:style>
    <style:style style:name="T39" style:family="text">
      <style:text-properties style:font-name="Liberation Sans" fo:font-weight="normal" style:font-name-asian="Droid Sans" style:font-weight-asian="normal" style:font-weight-complex="normal"/>
    </style:style>
    <style:style style:name="T38" style:family="text">
      <style:text-properties style:text-line-through-style="solid" style:text-line-through-type="single" style:font-name-asian="Droid Sans" style:font-size-asian="14pt" style:font-size-complex="14pt"/>
    </style:style>
    <style:style style:name="T24" style:family="text">
      <style:text-properties fo:color="#ff0000" fo:font-weight="normal" style:font-weight-asian="normal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style:font-name="Liberation Sans" fo:font-weight="normal" style:font-name-asian="Droid Sans" style:font-weight-asian="normal" style:font-weight-complex="normal"/>
    </style:style>
    <style:style style:name="T42" style:family="text">
      <style:text-properties style:text-line-through-style="solid" style:text-line-through-type="single"/>
    </style:style>
    <style:style style:name="T43" style:family="text">
      <style:text-properties fo:color="#000000" style:text-position="super 58%" style:font-name="Liberation Sans" style:font-name-asian="Droid Sans"/>
    </style:style>
    <style:style style:name="T44" style:family="text">
      <style:text-properties fo:color="#000000" style:font-name="Liberation Sans" fo:font-weight="normal" style:font-name-asian="Droid Sans" style:font-weight-asian="normal" style:font-weight-complex="normal"/>
    </style:style>
    <style:style style:name="T45" style:family="text">
      <style:text-properties style:text-underline-style="solid" style:text-underline-width="auto" style:text-underline-color="font-color"/>
    </style:style>
    <style:style style:name="T49" style:family="text">
      <style:text-properties fo:color="#000000"/>
    </style:style>
    <style:style style:name="T50" style:family="text">
      <style:text-properties fo:color="#ff0000"/>
    </style:style>
    <style:style style:name="T51" style:family="text">
      <style:text-properties fo:color="#00ffff"/>
    </style:style>
    <style:style style:name="T52" style:family="text">
      <style:text-properties fo:font-weight="normal" style:font-weight-asian="normal" style:font-weight-complex="normal" fo:color="#00ffff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fo:color="#000000" style:text-line-through-type="none"/>
    </style:style>
    <style:style style:name="T55" style:family="text">
      <style:text-properties style:text-line-through-type="none" fo:color="#ff0000" fo:font-weight="normal" style:font-weight-asian="normal" style:font-weight-complex="normal"/>
    </style:style>
    <style:style style:name="T56" style:family="text">
      <style:text-properties fo:color="#999999"/>
    </style:style>
    <style:style style:name="T57" style:family="text">
      <style:text-properties fo:color="#23ff23"/>
    </style:style>
    <style:style style:name="T58" style:family="text">
      <style:text-properties fo:color="#cc6633"/>
    </style:style>
    <style:style style:name="T59" style:family="text">
      <style:text-properties fo:color="#000000" fo:font-weight="normal" style:font-weight-asian="normal" style:font-weight-complex="normal"/>
    </style:style>
    <style:style style:name="T60" style:family="text">
      <style:text-properties fo:color="#0000ff" style:font-name="Liberation Sans" fo:font-size="14pt" fo:font-weight="normal" style:text-line-through-type="none" style:font-name-asian="Droid Sans" style:font-size-asian="14pt" style:font-size-complex="14pt" style:font-weight-asian="normal" style:font-weight-complex="normal"/>
    </style:style>
    <style:style style:name="T61" style:family="text">
      <style:text-properties fo:color="#000000" style:text-line-through-type="none" fo:font-weight="normal" style:font-weight-asian="normal" style:font-weight-complex="normal"/>
    </style:style>
    <style:style style:name="T62" style:family="text">
      <style:text-properties fo:color="#000000" style:font-name="Liberation Sans" style:font-name-asian="Droid Sans"/>
    </style:style>
    <style:style style:name="T63" style:family="text">
      <style:text-properties style:font-name-asian="Droid Sans" style:font-size-asian="14pt" style:font-size-complex="14pt"/>
    </style:style>
    <style:style style:name="T64" style:family="text">
      <style:text-properties style:font-name="Liberation Sans" fo:font-size="14pt" style:font-name-asian="Droid Sans" style:font-size-asian="14pt" style:font-size-complex="14pt"/>
    </style:style>
    <style:style style:name="T65" style:family="text">
      <style:text-properties fo:color="#0000ff"/>
    </style:style>
    <style:style style:name="T66" style:family="text">
      <style:text-properties style:font-name="Liberation Sans" style:font-name-asian="Droid Sans"/>
    </style:style>
    <style:style style:name="T67" style:family="text">
      <style:text-properties fo:color="#000000" style:font-name="Liberation Sans" fo:font-size="14pt" fo:font-weight="bold" style:text-line-through-type="none" style:font-name-asian="Droid Sans" style:font-size-asian="14pt" style:font-size-complex="14pt" style:font-weight-asian="bold" style:font-weight-complex="bold"/>
    </style:style>
    <style:style style:name="T68" style:family="text">
      <style:text-properties fo:color="#000000" style:font-name="Liberation Sans" fo:font-size="14pt" style:text-line-through-type="none" style:font-name-asian="Droid Sans" style:font-size-asian="14pt" style:font-size-complex="14pt" fo:font-weight="normal" style:font-weight-asian="normal" style:font-weight-complex="normal"/>
    </style:style>
    <style:style style:name="T69" style:family="text">
      <style:text-properties style:font-name="Liberation Sans" style:font-name-asian="Droid Sans" fo:font-weight="bold" style:font-weight-asian="bold" style:font-weight-complex="bold"/>
    </style:style>
    <style:style style:name="T70" style:family="text">
      <style:text-properties style:font-name="Liberation Sans" style:font-name-asian="Droid Sans" fo:color="#000000" fo:font-size="14pt" fo:font-weight="normal" style:text-line-through-type="none" style:font-size-asian="14pt" style:font-size-complex="14pt" style:font-weight-asian="normal" style:font-weight-complex="normal"/>
    </style:style>
    <style:style style:name="T71" style:family="text">
      <style:text-properties fo:color="#000000" style:font-name="Liberation Sans" fo:font-weight="bold" style:font-name-asian="Droid Sans" style:font-weight-asian="bold" style:font-weight-complex="bold"/>
    </style:style>
    <style:style style:name="T72" style:family="text">
      <style:text-properties fo:color="#0000ff" style:font-name="Liberation Sans" style:font-name-asian="Droid Sans"/>
    </style:style>
    <style:style style:name="T73" style:family="text">
      <style:text-properties fo:color="#ff0000" fo:font-weight="normal" style:font-weight-asian="normal" style:font-weight-complex="normal"/>
    </style:style>
    <style:style style:name="T74" style:family="text">
      <style:text-properties fo:color="#0047ff"/>
    </style:style>
    <style:style style:name="T75" style:family="text">
      <style:text-properties style:font-name="Liberation Sans" fo:font-weight="bold" style:font-name-asian="Droid Sans" style:font-weight-asian="bold" style:font-weight-complex="bold"/>
    </style:style>
    <style:style style:name="T76" style:family="text">
      <style:text-properties style:font-name="Liberation Sans" fo:font-size="10pt" style:font-name-asian="Droid Sans" style:font-size-asian="10pt" style:font-size-complex="10pt"/>
    </style:style>
    <style:style style:name="T77" style:family="text">
      <style:text-properties style:font-name="Liberation Sans" fo:font-size="10pt" fo:font-weight="bold" style:font-name-asian="Droid Sans" style:font-size-asian="10pt" style:font-size-complex="10pt" style:font-weight-asian="bold" style:font-weight-complex="bold"/>
    </style:style>
    <style:style style:name="T78" style:family="text">
      <style:text-properties style:font-name="Liberation Sans" fo:font-size="11pt" style:font-name-asian="Droid Sans" style:font-size-asian="11pt" style:font-size-complex="11pt"/>
    </style:style>
    <style:style style:name="T79" style:family="text">
      <style:text-properties fo:color="#000000" fo:font-size="14pt"/>
    </style:style>
    <style:style style:name="T80" style:family="text">
      <style:text-properties fo:font-size="14pt" fo:color="#ff0000"/>
    </style:style>
    <style:style style:name="T81" style:family="text">
      <style:text-properties fo:font-size="14pt" fo:color="#000000"/>
    </style:style>
    <style:style style:name="T82" style:family="text">
      <style:text-properties fo:font-size="14pt" fo:color="#000000" fo:font-weight="normal" style:font-weight-asian="normal" style:font-weight-complex="normal"/>
    </style:style>
    <style:style style:name="T83" style:family="text">
      <style:text-properties fo:color="#ff0000" fo:font-size="14pt"/>
    </style:style>
    <style:style style:name="T84" style:family="text">
      <style:text-properties style:text-line-through-type="single" style:font-name-asian="Droid Sans" style:font-size-asian="14pt" style:font-size-complex="14pt"/>
    </style:style>
    <style:style style:name="T85" style:family="text">
      <style:text-properties style:font-name="Liberation Sans" fo:font-weight="normal" style:font-name-asian="Droid Sans" style:font-weight-asian="normal" style:font-weight-complex="normal"/>
    </style:style>
    <style:style style:name="T86" style:family="text">
      <style:text-properties style:text-line-through-type="single"/>
    </style:style>
    <style:style style:name="T87" style:family="text">
      <style:text-properties fo:color="#000000" style:font-name="Liberation Sans" style:font-name-asian="Droid Sans" style:text-position="super"/>
    </style:style>
    <style:style style:name="T88" style:family="text">
      <style:text-properties fo:color="#000000" style:font-name="Liberation Sans" fo:font-weight="normal" style:font-name-asian="Droid Sans" style:font-weight-asian="normal" style:font-weight-complex="normal"/>
    </style:style>
  </office:automatic-styles>
  <office:body>
    <office:spreadsheet>
      <table:table table:name="HOME" table:style-name="ta1">
        <table:table-column table:style-name="co27" table:default-cell-style-name="ce45"/>
        <table:table-column table:style-name="co2" table:default-cell-style-name="ce45"/>
        <table:table-row table:style-name="ro36">
          <table:table-cell office:value-type="string" calcext:value-type="string">
            <text:p/>
            <text:p><text:span text:style-name="T49"> {</text:span><text:span text:style-name="T50">3</text:span><text:span text:style-name="T49">, </text:span><text:span text:style-name="T50">7</text:span><text:span text:style-name="T49">, </text:span><text:span text:style-name="T50">11</text:span><text:span text:style-name="T51">,</text:span><text:span text:style-name="T49"> </text:span><text:span text:style-name="T52">15</text:span><text:span text:style-name="T49">, 20, 23}</text:span></text:p>
            <text:p/>
            <text:p/>
            <text:p/>
            <text:p><text:a xlink:href="#LongDeadlines" xlink:type="simple">Long Deadlines</text:a></text:p>
            <text:p/>
          </table:table-cell>
          <table:table-cell office:value-type="string" calcext:value-type="string">
            <text:p/>
            <text:p><text:span text:style-name="T49">{</text:span><text:span text:style-name="T50">1</text:span><text:span text:style-name="T49">, </text:span><text:span text:style-name="T50">2</text:span><text:span text:style-name="T49">, </text:span><text:span text:style-name="T50">4</text:span><text:span text:style-name="T51">,</text:span><text:span text:style-name="T49"> </text:span><text:span text:style-name="T50">6</text:span><text:span text:style-name="T49">, </text:span><text:span text:style-name="T50">9</text:span><text:span text:style-name="T51">,</text:span><text:span text:style-name="T49"> </text:span><text:span text:style-name="T50">10</text:span><text:span text:style-name="T51">,</text:span><text:span text:style-name="T49"> </text:span><text:span text:style-name="T50">13</text:span><text:span text:style-name="T51">,</text:span><text:span text:style-name="T49"> </text:span><text:span text:style-name="T50">14</text:span><text:span text:style-name="T49">, 17, 19, 21, 22}</text:span></text:p>
            <text:p>Critical Activities (Urgent &amp; Important)</text:p>
            <text:p/>
            <text:p><text:a xlink:href="#shortDeadlines" xlink:type="simple">Short Deadline:</text:a></text:p>
            <text:p/>
            <text:p/>
          </table:table-cell>
        </table:table-row>
        <table:table-row table:style-name="ro37">
          <table:table-cell office:value-type="string" calcext:value-type="string">
            <text:p/>
            <text:p><text:span text:style-name="T49">{</text:span><text:span text:style-name="T50">8</text:span><text:span text:style-name="T49">, 16, 25}</text:span></text:p>
            <text:p>Distractions (Not Important and Not Urgent)</text:p>
            <text:p/>
            <text:p><text:a xlink:href="#Administrative" xlink:type="simple">Administrative</text:a></text:p>
            <text:p/>
          </table:table-cell>
          <table:table-cell office:value-type="string" calcext:value-type="string">
            <text:p/>
            <text:p><text:span text:style-name="T54">{</text:span><text:span text:style-name="T55">5</text:span><text:span text:style-name="T49">, </text:span><text:span text:style-name="T50">12</text:span><text:span text:style-name="T49">, 18, 24}</text:span></text:p>
            <text:p>Interruptions (Urgent But not Important)</text:p>
            <text:p/>
            <text:p><text:a xlink:href="#Planning" xlink:type="simple">PLANNING</text:a> </text:p>
            <text:p/>
          </table:table-cell>
        </table:table-row>
        <table:table-row table:style-name="ro3">
          <table:table-cell table:style-name="ce46"/>
          <table:table-cell table:style-name="Default" office:value-type="string" calcext:value-type="string">
            <text:p><text:span text:style-name="T56">15</text:span>, <text:span text:style-name="T57">30</text:span>, <text:span text:style-name="T58">45</text:span>,<text:span text:style-name="T50"> 60</text:span></text:p>
          </table:table-cell>
        </table:table-row>
        <table:table-row table:style-name="ro4">
          <table:table-cell table:style-name="ce46" office:value-type="string" calcext:value-type="string">
            <text:p><text:span text:style-name="T53"><text:a xlink:href="#Poster" xlink:type="simple">POSTER</text:a></text:span></text:p>
          </table:table-cell>
          <table:table-cell table:style-name="Default"/>
        </table:table-row>
      </table:table>
      <table:table table:name="shortDeadlines" table:style-name="ta1">
        <table:table-column table:style-name="co4" table:default-cell-style-name="Default"/>
        <table:table-column table:style-name="co5" table:default-cell-style-name="Default"/>
        <table:table-row table:style-name="ro6">
          <table:table-cell table:style-name="ce3" office:value-type="string" calcext:value-type="string">
            <text:p/>
            <text:p><text:span text:style-name="T1"> {3, 7, 11, </text:span><text:span text:style-name="T4">15</text:span><text:span text:style-name="T1">, 20, 23}</text:span></text:p>
            <text:p/>
            <text:p/>
            <text:p/>
            <text:p/>
            <text:p/>
            <text:p><text:a xlink:href="file:///home/mohamed/measureAllwithCorrectRois.ods" xlink:type="simple">Measure All Experiments Again (Use CorrectRois)</text:a></text:p>
            <text:p/>
            <text:p/>
          </table:table-cell>
          <table:table-cell table:style-name="ce8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4, 6, 9, 10, 13, 14, 17, 19, 21, 22}</text:span></text:p>
            <text:p/>
            <text:p><text:a xlink:href="file:///home/mohamed/Desktop/windowOfFour/ipta-2015.odt" xlink:type="simple">IPTA-2015</text:a></text:p>
            <text:p/>
          </table:table-cell>
        </table:table-row>
        <table:table-row table:style-name="ro7">
          <table:table-cell table:style-name="ce1" office:value-type="string" calcext:value-type="string">
            <text:p/>
            <text:p><text:span text:style-name="T1">{8, 16, 25}</text:span></text:p>
            <text:p/>
            <text:p/>
            <text:p><text:span text:style-name="T11"><text:a xlink:href="file:///home/mohamed/Desktop/windowOfFour/presentation.ods" xlink:type="simple">Presentation</text:a></text:span></text:p>
            <text:p/>
            <text:p/>
          </table:table-cell>
          <table:table-cell table:style-name="ce1" office:value-type="string" calcext:value-type="string">
            <text:p/>
            <text:p><text:span text:style-name="T6">{</text:span><text:span text:style-name="T12">5</text:span><text:span text:style-name="T1">, 12, 18, 24}</text:span></text:p>
            <text:p/>
            <text:p><text:span text:style-name="T11"><text:a xlink:href="file:///home/mohamed/Desktop/windowOfFour/finalVersionAug31.odt" xlink:type="simple">Generate  a final version</text:a></text:span></text:p>
            <text:p><text:span text:style-name="T13">(Next: New Measurement Table)</text:span></text:p>
            <text:p><text:span text:style-name="T13">Manual, Supp., Clean Code</text:span></text:p>
            <text:p><text:span text:style-name="T13">DL: Jan.05</text:span></text:p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ce9"/>
        </table:table-row>
        <table:table-row table:style-name="ro4">
          <table:table-cell office:value-type="string" calcext:value-type="string">
            <text:p>fix the location of back and next buttons</text:p>
          </table:table-cell>
          <table:table-cell table:style-name="ce10" office:value-type="string" calcext:value-type="string">
            <text:p><text:span text:style-name="T14"><text:a xlink:href="file:///home/mohamed/Desktop/windowOfFour/foldChange.odt" xlink:type="simple">Fold Change Charts for Int &amp; Size</text:a></text:span></text:p>
          </table:table-cell>
        </table:table-row>
        <table:table-row table:style-name="ro8">
          <table:table-cell office:value-type="string" calcext:value-type="string">
            <text:p>remove the empty image open with interactive segmentation</text:p>
          </table:table-cell>
          <table:table-cell office:value-type="string" calcext:value-type="string">
            <text:p><text:span text:style-name="T15"><text:a xlink:href="file:///home/mohamed/Desktop/windowOfFour/plosCompVersion.odt" xlink:type="simple">Make A Plos Comp. Biology Version</text:a></text:span></text:p>
            <text:p><text:span text:style-name="T15">+ review guidelines (check image dpi)</text:span></text:p>
          </table:table-cell>
        </table:table-row>
        <table:table-row table:style-name="ro8">
          <table:table-cell office:value-type="string" calcext:value-type="string">
            <text:p>manual</text:p>
          </table:table-cell>
          <table:table-cell table:style-name="ce9" office:value-type="string" calcext:value-type="string">
            <text:p><text:span text:style-name="T15"><text:a xlink:href="#InOutFocus" xlink:type="simple">In/Out of Focus Cells</text:a></text:span></text:p>
            <text:p><text:span text:style-name="T15">Prepare Dataset; + continue with Clustering</text:span></text:p>
          </table:table-cell>
        </table:table-row>
        <table:table-row table:style-name="ro5">
          <table:table-cell office:value-type="string" calcext:value-type="string">
            <text:p>clean source code</text:p>
          </table:table-cell>
          <table:table-cell table:style-name="ce11" office:value-type="string" calcext:value-type="string">
            <text:p><text:span text:style-name="T16"><text:a xlink:href="#PAUL_JOURNAL" xlink:type="simple">Paul's Paper</text:a></text:span></text:p>
          </table:table-cell>
        </table:table-row>
        <table:table-row table:style-name="ro5">
          <table:table-cell office:value-type="string" calcext:value-type="string">
            <text:p>clustering (in/out)</text:p>
          </table:table-cell>
          <table:table-cell table:style-name="ce9" office:value-type="string" calcext:value-type="string">
            <text:p><text:a xlink:href="file:///home/mohamed/mohamed/Phd_Research/Writings/Complete%20Papers/Plos%20One/Manuscript_MTleis_20140625_Tleis.odt" xlink:type="simple">Lastest Version June 25</text:a></text:p>
          </table:table-cell>
        </table:table-row>
        <table:table-row table:style-name="ro5">
          <table:table-cell office:value-type="string" calcext:value-type="string">
            <text:p>code into repo (latest version sync)</text:p>
          </table:table-cell>
          <table:table-cell table:style-name="ce12" office:value-type="string" calcext:value-type="string">
            <text:p><text:span text:style-name="T16"><text:a xlink:href="file:///home/mohamed/Desktop/windowOfFour/detectedRate.ods" xlink:type="simple">Percentage of detected Cells (xx, yy, zz)</text:a></text:span></text:p>
          </table:table-cell>
        </table:table-row>
        <table:table-row table:style-name="ro5">
          <table:table-cell office:value-type="string" calcext:value-type="string">
            <text:p>package into one jar</text:p>
          </table:table-cell>
          <table:table-cell table:style-name="ce12" office:value-type="string" calcext:value-type="string">
            <text:p><text:span text:style-name="T16"><text:a xlink:href="file:///home/mohamed/Desktop/windowOfFour/membranePercentage.ods" xlink:type="simple">Percentage of Membrane GFP (xx)</text:a></text:span></text:p>
          </table:table-cell>
        </table:table-row>
        <table:table-row table:style-name="ro5">
          <table:table-cell/>
          <table:table-cell table:style-name="ce13" office:value-type="string" calcext:value-type="string">
            <text:p><text:span text:style-name="T17">*. </text:span><text:span text:style-name="T17"><text:a xlink:href="file:///home/mohamed/Desktop/windowOfFour/improveDiscussion.odt" xlink:type="simple">Improve Discussion</text:a></text:span><text:span text:style-name="T17"> (imp.) (DL: 14/09 (4) )</text:span></text:p>
          </table:table-cell>
        </table:table-row>
        <table:table-row table:style-name="ro3">
          <table:table-cell/>
          <table:table-cell table:style-name="ce14" office:value-type="string" calcext:value-type="string">
            <text:p>Supplementary files (DL: N.A.)</text:p>
          </table:table-cell>
        </table:table-row>
        <table:table-row table:style-name="ro4">
          <table:table-cell/>
          <table:table-cell table:style-name="ce15" office:value-type="string" calcext:value-type="string">
            <text:p><text:span text:style-name="T18">Plos-One version </text:span><text:span text:style-name="T19">(DL: N.A.)</text:span>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7">*. </text:span><text:span text:style-name="T20">FC +- std Chart </text:span><text:span text:style-name="T21">(DL: N.A.)</text:span></text:p>
          </table:table-cell>
        </table:table-row>
        <table:table-row table:style-name="ro5">
          <table:table-cell/>
          <table:table-cell office:value-type="string" calcext:value-type="string">
            <text:p><text:span text:style-name="T22">Scale Bars</text:span><text:span text:style-name="T17">  (DL: 14/09)</text:span></text:p>
          </table:table-cell>
        </table:table-row>
        <table:table-row table:style-name="ro5">
          <table:table-cell/>
          <table:table-cell table:style-name="ce13" office:value-type="string" calcext:value-type="string">
            <text:p>Comparsion of mutant and WildType size (DL: 14/09)</text:p>
          </table:table-cell>
        </table:table-row>
        <table:table-row table:style-name="ro5">
          <table:table-cell/>
          <table:table-cell table:style-name="ce16" office:value-type="string" calcext:value-type="string">
            <text:p>*. Fetch Keywords Problem</text:p>
          </table:table-cell>
        </table:table-row>
        <table:table-row table:style-name="ro5">
          <table:table-cell/>
          <table:table-cell table:style-name="ce16" office:value-type="string" calcext:value-type="string">
            <text:p>(Fixed Path bug, still to test under Windows!)</text:p>
          </table:table-cell>
        </table:table-row>
        <table:table-row table:style-name="ro5">
          <table:table-cell/>
          <table:table-cell table:style-name="ce16" office:value-type="string" calcext:value-type="string">
            <text:p>(Problem not reproducible in Ubuntu &amp; laptop!)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table:style-name="ce4" office:value-type="string" calcext:value-type="string">
            <text:p>Finish Report for Asmae</text:p>
          </table:table-cell>
          <table:table-cell table:style-name="ce17" office:value-type="string" calcext:value-type="string">
            <text:p><text:span text:style-name="T23"><text:a xlink:href="file:///home/mohamed/Desktop/windowOfFour/prepareDemo.odt" xlink:type="simple">*. Prepare demo Materials</text:a></text:span></text:p>
          </table:table-cell>
        </table:table-row>
        <table:table-row table:style-name="ro5">
          <table:table-cell table:style-name="ce5" office:value-type="string" calcext:value-type="string">
            <text:p>1. Pho4 for mohamed \ 19-06 &amp; 24-06</text:p>
          </table:table-cell>
          <table:table-cell/>
        </table:table-row>
        <table:table-row table:style-name="ro5">
          <table:table-cell table:style-name="ce5" office:value-type="string" calcext:value-type="string">
            <text:p>2. Detect nucleus</text:p>
          </table:table-cell>
          <table:table-cell table:style-name="ce17" office:value-type="string" calcext:value-type="string">
            <text:p>Follow the Plan</text:p>
          </table:table-cell>
        </table:table-row>
        <table:table-row table:style-name="ro5">
          <table:table-cell table:style-name="ce5" office:value-type="string" calcext:value-type="string">
            <text:p>3. generate reports</text:p>
          </table:table-cell>
          <table:table-cell office:value-type="string" calcext:value-type="string">
            <text:p><text:a xlink:href="file:///home/mohamed/mohamed/Phd_Research/Writings/Reports/2014/correctRoisMeasureTest.odt" xlink:type="simple">CorrectRois</text:a></text:p>
          </table:table-cell>
        </table:table-row>
        <table:table-row table:style-name="ro5">
          <table:table-cell table:style-name="ce5"/>
          <table:table-cell/>
        </table:table-row>
        <table:table-row table:style-name="ro5">
          <table:table-cell table:style-name="ce5" office:value-type="string" calcext:value-type="string">
            <text:p>1. 19-06, segmentation Done</text:p>
          </table:table-cell>
          <table:table-cell/>
        </table:table-row>
        <table:table-row table:style-name="ro5">
          <table:table-cell table:style-name="ce5" office:value-type="string" calcext:value-type="string">
            <text:p>2. To Measure: </text:p>
          </table:table-cell>
          <table:table-cell/>
        </table:table-row>
        <table:table-row table:style-name="ro5">
          <table:table-cell table:style-name="ce5" office:value-type="string" calcext:value-type="string">
            <text:p>A. use 3 chan in 14.01</text:p>
          </table:table-cell>
          <table:table-cell/>
        </table:table-row>
        <table:table-row table:style-name="ro5">
          <table:table-cell table:style-name="ce5" office:value-type="string" calcext:value-type="string">
            <text:p>B. Fix the 3 chan. In new Meas.</text:p>
          </table:table-cell>
          <table:table-cell/>
        </table:table-row>
        <table:table-row table:style-name="ro5">
          <table:table-cell table:style-name="ce5"/>
          <table:table-cell/>
        </table:table-row>
        <table:table-row table:style-name="ro5">
          <table:table-cell table:style-name="ce6" office:value-type="time" office:time-value="PT2406H00M00S" calcext:value-type="time">
            <text:p>2406:00:00</text:p>
          </table:table-cell>
          <table:table-cell/>
        </table:table-row>
        <table:table-row table:style-name="ro5">
          <table:table-cell table:style-name="ce5" office:value-type="string" calcext:value-type="string">
            <text:p>*. Byplasmid-YNB0_03 &amp; 04 </text:p>
          </table:table-cell>
          <table:table-cell/>
        </table:table-row>
        <table:table-row table:style-name="ro5">
          <table:table-cell table:style-name="ce5" office:value-type="string" calcext:value-type="string">
            <text:p>has only two channels (removed)</text:p>
          </table:table-cell>
          <table:table-cell/>
        </table:table-row>
        <table:table-row table:style-name="ro5">
          <table:table-cell table:style-name="ce5" office:value-type="string" calcext:value-type="string">
            <text:p>Segmentation Done : Yellow_Overlays3</text:p>
          </table:table-cell>
          <table:table-cell/>
        </table:table-row>
        <table:table-row table:style-name="ro5">
          <table:table-cell table:style-name="ce7" office:value-type="string" calcext:value-type="string">
            <text:p>Next: generate Report </text:p>
          </table:table-cell>
          <table:table-cell/>
        </table:table-row>
      </table:table>
      <table:table table:name="LongDeadlines" table:style-name="ta1">
        <table:table-column table:style-name="co27" table:default-cell-style-name="ce45"/>
        <table:table-column table:style-name="co2" table:default-cell-style-name="ce45"/>
        <table:table-row table:style-name="ro38">
          <table:table-cell office:value-type="string" calcext:value-type="string">
            <text:p/>
            <text:p><text:span text:style-name="T49">Important: {</text:span><text:span text:style-name="T50">3,</text:span><text:span text:style-name="T49"> </text:span><text:span text:style-name="T50">7</text:span><text:span text:style-name="T49">, </text:span><text:span text:style-name="T50">11</text:span><text:span text:style-name="T49">, </text:span><text:span text:style-name="T73">15</text:span><text:span text:style-name="T49">, </text:span><text:span text:style-name="T50">20</text:span><text:span text:style-name="T49">, </text:span><text:span text:style-name="T50">23</text:span><text:span text:style-name="T49">}</text:span></text:p>
            <text:p>Important Goals (Important but not Urgent)</text:p>
            <text:p/>
            <text:p/>
            <text:p><text:span text:style-name="T72"><text:a xlink:href="#ICDIP_Journal" xlink:type="simple">ICDIP to Journal</text:a></text:span></text:p>
            <text:p/>
            <text:p><text:span text:style-name="T66">(DL: November)</text:span></text:p>
            <text:p/>
          </table:table-cell>
          <table:table-cell office:value-type="string" calcext:value-type="string">
            <text:p/>
            <text:p><text:span text:style-name="T49">{</text:span><text:span text:style-name="T50">1</text:span><text:span text:style-name="T49">, </text:span><text:span text:style-name="T50">2</text:span><text:span text:style-name="T49">, </text:span><text:span text:style-name="T50">4</text:span><text:span text:style-name="T51">,</text:span><text:span text:style-name="T49"> </text:span><text:span text:style-name="T50">6</text:span><text:span text:style-name="T49">, </text:span><text:span text:style-name="T50">9</text:span><text:span text:style-name="T51">,</text:span><text:span text:style-name="T49"> </text:span><text:span text:style-name="T50">10</text:span><text:span text:style-name="T51">,</text:span><text:span text:style-name="T49"> </text:span><text:span text:style-name="T50">13</text:span><text:span text:style-name="T51">,</text:span><text:span text:style-name="T49"> </text:span><text:span text:style-name="T50">14</text:span><text:span text:style-name="T49">, </text:span><text:span text:style-name="T50">17</text:span><text:span text:style-name="T49">, </text:span><text:span text:style-name="T50">19</text:span><text:span text:style-name="T49">, </text:span><text:span text:style-name="T50">21</text:span><text:span text:style-name="T49">,</text:span><text:span text:style-name="T50"> 22</text:span><text:span text:style-name="T49">}</text:span></text:p>
            <text:p/>
            <text:p/>
            <text:p><text:span text:style-name="T66"><text:a xlink:href="file:///home/mohamed/Desktop/windowOfFour/prib2015.ods" xlink:type="simple">PRIB 2015</text:a></text:span></text:p>
            <text:p/>
            <text:p><text:span text:style-name="T66">(DL: March)</text:span></text:p>
            <text:p/>
            <text:p/>
          </table:table-cell>
        </table:table-row>
        <table:table-row table:style-name="ro39">
          <table:table-cell office:value-type="string" calcext:value-type="string">
            <text:p/>
            <text:p><text:span text:style-name="T49">{</text:span><text:span text:style-name="T50">8</text:span><text:span text:style-name="T49">, </text:span><text:span text:style-name="T50">16</text:span><text:span text:style-name="T49">, </text:span><text:span text:style-name="T51">25</text:span><text:span text:style-name="T49">}</text:span></text:p>
            <text:p/>
            <text:p/>
            <text:p><text:a xlink:href="#Interface" xlink:type="simple"> Interface</text:a> </text:p>
            <text:p/>
            <text:p>(DL: May)</text:p>
          </table:table-cell>
          <table:table-cell office:value-type="string" calcext:value-type="string">
            <text:p/>
            <text:p><text:span text:style-name="T54">{</text:span><text:span text:style-name="T55">5</text:span><text:span text:style-name="T49">,</text:span><text:span text:style-name="T50"> 12</text:span><text:span text:style-name="T49">, </text:span><text:span text:style-name="T50">18</text:span><text:span text:style-name="T49">, </text:span><text:span text:style-name="T50">24</text:span><text:span text:style-name="T49">}</text:span></text:p>
            <text:p/>
            <text:p><text:span text:style-name="T49">Outline: In November (Ready)</text:span></text:p>
            <text:p/>
            <text:p/>
            <text:p>Update according to Outline</text:p>
            <text:p><text:span text:style-name="T74"><text:a xlink:href="#Thesis" xlink:type="simple">Start with the : Thesis</text:a></text:span><text:span text:style-name="T74"> </text:span></text:p>
            <text:p/>
            <text:p><text:span text:style-name="T74">(DL: May)</text:span></text:p>
          </table:table-cell>
        </table:table-row>
        <table:table-row table:style-name="ro3">
          <table:table-cell table:style-name="ce46" office:value-type="string" calcext:value-type="string">
            <text:p><text:a xlink:href="#HOME" xlink:type="simple">HOME</text:a></text:p>
          </table:table-cell>
          <table:table-cell table:style-name="ce46"/>
        </table:table-row>
        <table:table-row table:style-name="ro5">
          <table:table-cell table:style-name="Default" office:value-type="string" calcext:value-type="string">
            <text:p>As a parent could access Excell All Info/ All Folders such as Bank/Books/etc...</text:p>
          </table:table-cell>
          <table:table-cell table:style-name="Default"/>
        </table:table-row>
      </table:table>
      <table:table table:name="InOutFocus" table:style-name="ta1">
        <table:table-column table:style-name="co6" table:default-cell-style-name="ce1"/>
        <table:table-column table:style-name="co7" table:default-cell-style-name="ce1"/>
        <table:table-row table:style-name="ro11">
          <table:table-cell office:value-type="string" calcext:value-type="string">
            <text:p><text:span text:style-name="T1">Important: {</text:span><text:span text:style-name="T2">3</text:span><text:span text:style-name="T1">, 7, 11, 15, 20, 23}</text:span></text:p>
            <text:p/>
            <text:p><text:a xlink:href="file:///home/mohamed/mohamed/Phd_Research/Writings/Reports/2014/InOutFocus/InOutFocus.odt" xlink:type="simple">Try Weka's Classification</text:a> **</text:p>
            <text:p/>
            <text:p>Texture Measurements to Isolate Dead </text:p>
            <text:p>&amp; Out-Of-Focus Cells.</text:p>
            <text:p/>
            <text:p/>
            <text:p/>
            <text:p/>
          </table:table-cell>
          <table:table-cell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6, 9, 10, 13, 14, 17, 19,21, 22}</text:span></text:p>
            <text:p>Critical Activities:</text:p>
            <text:p/>
            <text:p><text:a xlink:href="file:///home/mohamed/mohamed/Phd_Research/Writings/Reports/InOutFocus/TryingDeconvolution.docx" xlink:type="simple">Try Deconvolution</text:a> (BF &amp; FS)</text:p>
            <text:p/>
            <text:p><text:a xlink:href="file:///home/mohamed/mohamed/Phd_Research/Writings/Reports/2014/InOutFocus/Nha1-gfpDeconvolve.odt" xlink:type="simple">1.To apply on Nha1 experiment</text:a></text:p>
            <text:p><text:a xlink:href="file:///home/mohamed/mohamed/Phd_Research/Writings/Reports/2014/InOutFocus/imageJDeconvolution.docx" xlink:type="simple">2. imageJ deconvolution</text:a> (FAILED)</text:p>
            <text:p/>
            <text:p>*. working Directory \test\InOutFocus</text:p>
            <text:p/>
            <text:p/>
            <text:p/>
          </table:table-cell>
        </table:table-row>
        <table:table-row table:style-name="ro12">
          <table:table-cell office:value-type="string" calcext:value-type="string">
            <text:p/>
            <text:p><text:span text:style-name="T1">{8, 16, 25}</text:span></text:p>
            <text:p>Distractions:</text:p>
            <text:p/>
            <text:p>Consider all imageJ List idea and give feedback</text:p>
            <text:p><text:a xlink:href="file:///home/mohamed/mohamed/Phd_Research/Writings/Reports/2014/deconvolutionListHelp.odt" xlink:type="simple">ImageJ Help</text:a></text:p>
            <text:p>Literature Study</text:p>
            <text:p><text:a xlink:href="file:///home/mohamed/mohamed/Phd_Research/Writings/Reports/2014/deconvolution.odt" xlink:type="simple">Deconvolution.doc</text:a></text:p>
            <text:p>Bead experiment</text:p>
            <text:p>Implement Deconvolution (code it!)</text:p>
            <text:p/>
            <text:p><text:a xlink:href="http://www.olympusmicro.com/primer/digitalimaging/deconvolution/deconintro.html" xlink:type="simple">Link 1</text:a></text:p>
            <text:p/>
            <text:p><text:a xlink:href="http://www.olympusmicro.com/primer/digitalimaging/deconvolution/deconalgorithms.html" xlink:type="simple">Link 2</text:a></text:p>
            <text:p/>
            <text:p><text:a xlink:href="http://www.microscopy-uk.org.uk/mag/indexmag.html?http://www.microscopy-uk.org.uk/mag/artapr06/rp-image-process.html" xlink:type="simple">Link 3</text:a></text:p>
          </table:table-cell>
          <table:table-cell office:value-type="string" calcext:value-type="string">
            <text:p/>
            <text:p><text:span text:style-name="T6">{</text:span><text:span text:style-name="T12">5</text:span><text:span text:style-name="T6"> , 1</text:span><text:span text:style-name="T1">2, 18, 24}</text:span></text:p>
            <text:p>Interruptions: Planning</text:p>
            <text:p/>
            <text:p>Write <text:a xlink:href="file:///home/mohamed/mohamed/Phd_Research/Writings/Reports/2014/inOutFocusFullReport.odt" xlink:type="simple">Full</text:a> &amp; short reports *</text:p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3">
          <table:table-cell table:style-name="ce2"/>
          <table:table-cell table:style-name="Default"/>
        </table:table-row>
      </table:table>
      <table:table table:name="ICDIP_Journal" table:style-name="ta1">
        <table:table-column table:style-name="co8" table:default-cell-style-name="Default"/>
        <table:table-column table:style-name="co9" table:default-cell-style-name="Default"/>
        <table:table-row table:style-name="ro13">
          <table:table-cell table:style-name="ce1" office:value-type="string" calcext:value-type="string">
            <text:p><text:span text:style-name="T1">Important: {</text:span><text:span text:style-name="T2">3</text:span><text:span text:style-name="T1">, 7, 11, </text:span><text:span text:style-name="T4">15</text:span><text:span text:style-name="T1">, 20, 23}</text:span></text:p>
            <text:p/>
            <text:p>Expand Contour:</text:p>
            <text:p/>
            <text:p><text:span text:style-name="T26">1. Prepare att GT images</text:span></text:p>
            <text:p><text:span text:style-name="T17">- images\Dataset+GT into one dir.</text:span></text:p>
            <text:p><text:span text:style-name="T17">2. Rescore Pratt (CellSer, Stat,</text:span></text:p>
            <text:p><text:span text:style-name="T17">HCSP &amp; Expanded)</text:span></text:p>
            <text:p><text:span text:style-name="T17">Measurement.scoring.computePrattForDataset</text:span></text:p>
            <text:p><text:span text:style-name="T17">3. Download :</text:span></text:p>
            <text:p><text:span text:style-name="T17">523 dataset reference [23] in cellSerpant</text:span></text:p>
            <text:p><text:span text:style-name="T17">4. Compute F1-Measure</text:span></text:p>
            <text:p/>
            <text:p><text:span text:style-name="T17">Resources:</text:span></text:p>
            <text:p><text:span text:style-name="T27"><text:a xlink:href="file:///home/mohamed/mohamed/Phd_Research/Writings/Reports/2014/matLabInteraction.odt" xlink:type="simple">1. CellSerpent MatLab Interaction</text:a></text:span></text:p>
          </table:table-cell>
          <table:table-cell table:style-name="ce1"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4, 6, 9, 10, 13, 14, 17, 19, 21, 22}</text:span></text:p>
            <text:p/>
            <text:p><text:a xlink:href="#DisMaxExpand" xlink:type="simple">DisMax</text:a></text:p>
            <text:p/>
            <text:p/>
          </table:table-cell>
        </table:table-row>
        <table:table-row table:style-name="ro14">
          <table:table-cell table:style-name="ce1" office:value-type="string" calcext:value-type="string">
            <text:p><text:span text:style-name="T1">{8, 16, 25}</text:span></text:p>
            <text:p/>
            <text:p>Planning + <text:a xlink:href="file:///home/mohamed/Desktop/windowOfFour/ICDIP2015.odt" xlink:type="simple">Paper Writing</text:a></text:p>
          </table:table-cell>
          <table:table-cell table:style-name="ce1" office:value-type="string" calcext:value-type="string">
            <text:p><text:span text:style-name="T6">{</text:span><text:span text:style-name="T12">5</text:span><text:span text:style-name="T1">, 12, 18, 24}</text:span></text:p>
            <text:p/>
            <text:p>1. Gray-weighted Distance then Maximas</text:p>
            <text:p>A. New Branch (GreyWeightedDistance=Same Image!</text:p>
            <text:p>2. Hough-Based on latest Paper</text:p>
            <text:p>3. Study LevelSet and ActiveContours</text:p>
            <text:p><text:span text:style-name="T27">a. Active Contour → Snake.java (to test with crop im)</text:span></text:p>
            <text:p><text:span text:style-name="T27">b. Watershed, find dam line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table:style-name="ce18" office:value-type="string" calcext:value-type="string">
            <text:p>Active Contours </text:p>
          </table:table-cell>
          <table:table-cell/>
        </table:table-row>
        <table:table-row table:style-name="ro5">
          <table:table-cell office:value-type="string" calcext:value-type="string">
            <text:p>F1-Measure </text:p>
          </table:table-cell>
          <table:table-cell/>
        </table:table-row>
        <table:table-row table:style-name="ro5">
          <table:table-cell office:value-type="string" calcext:value-type="string">
            <text:p>Computation Time</text:p>
          </table:table-cell>
          <table:table-cell/>
        </table:table-row>
        <table:table-row table:style-name="ro5">
          <table:table-cell office:value-type="string" calcext:value-type="string">
            <text:p>Pratt (&gt;dataset)</text:p>
          </table:table-cell>
          <table:table-cell/>
        </table:table-row>
        <table:table-row table:style-name="ro5">
          <table:table-cell office:value-type="string" calcext:value-type="string">
            <text:p>Planning/Report</text:p>
          </table:table-cell>
          <table:table-cell/>
        </table:table-row>
      </table:table>
      <table:table table:name="Interface" table:style-name="ta1">
        <table:table-column table:style-name="co28" table:default-cell-style-name="Default"/>
        <table:table-column table:style-name="co29" table:default-cell-style-name="Default"/>
        <table:table-row table:style-name="ro40">
          <table:table-cell table:style-name="ce45" office:value-type="string" calcext:value-type="string">
            <text:p/>
            <text:p><text:span text:style-name="T49">{</text:span><text:span text:style-name="T50">3</text:span><text:span text:style-name="T49">, </text:span><text:span text:style-name="T50">7</text:span><text:span text:style-name="T49">, </text:span><text:span text:style-name="T50">11</text:span><text:span text:style-name="T49">, </text:span><text:span text:style-name="T73">15</text:span><text:span text:style-name="T49">, 20, 23}</text:span></text:p>
            <text:p>Important:</text:p>
            <text:p/>
            <text:p><text:span text:style-name="T77"><text:a xlink:href="file:///home/mohamed/Desktop/windowOfFour/imageJConf.odt" xlink:type="simple">ImageJ Conf.</text:a></text:span><text:span text:style-name="T77"> (ImageJ2 Plugin)</text:span></text:p>
          </table:table-cell>
          <table:table-cell table:style-name="ce45" office:value-type="string" calcext:value-type="string">
            <text:p/>
            <text:p><text:span text:style-name="T49">{</text:span><text:span text:style-name="T50">1</text:span><text:span text:style-name="T49">, </text:span><text:span text:style-name="T50">2,</text:span><text:span text:style-name="T49"> </text:span><text:span text:style-name="T50">4</text:span><text:span text:style-name="T49">, </text:span><text:span text:style-name="T50">6</text:span><text:span text:style-name="T51">,</text:span><text:span text:style-name="T49"> </text:span><text:span text:style-name="T50">9</text:span><text:span text:style-name="T49">, </text:span><text:span text:style-name="T50">10</text:span><text:span text:style-name="T49">, </text:span><text:span text:style-name="T50">13</text:span><text:span text:style-name="T49">, </text:span><text:span text:style-name="T50">14</text:span><text:span text:style-name="T49">, 17, 19, 21, 22}</text:span></text:p>
            <text:p>Critical:</text:p>
            <text:p/>
            <text:p>*. Expand Contour (Add FS Channel)</text:p>
            <text:p>*. InteractiveSegmentation (Include I/O </text:p>
            <text:p>Measure</text:p>
            <text:p>&amp; DataAnalysis)</text:p>
            <text:p><text:span text:style-name="T62">*. Separate imageJ and image-Canvas</text:span></text:p>
            <text:p><text:span text:style-name="T62">In InteractiveSegmentation</text:span></text:p>
            <text:p><text:span text:style-name="T62">*. CorrectRois (Tests)</text:span></text:p>
            <text:p><text:span text:style-name="T62">*. Specify Membrane Width</text:span></text:p>
            <text:p><text:span text:style-name="T62">*. write to Images</text:span></text:p>
            <text:p><text:span text:style-name="T62">*. Write ExpandContours Report</text:span></text:p>
            <text:p/>
            <text:p><text:span text:style-name="T77">DA : analyze 2 features (x vs y) , fix int/size &amp; mem charts</text:span></text:p>
            <text:p><text:span text:style-name="T77"><text:a xlink:href="file:///home/mohamed/Desktop/windowOfFour/twoFeaturesDA.odt" xlink:type="simple">Two features DA</text:a></text:span></text:p>
            <text:p/>
          </table:table-cell>
        </table:table-row>
        <table:table-row table:style-name="ro41">
          <table:table-cell table:style-name="ce45" office:value-type="string" calcext:value-type="string">
            <text:p/>
            <text:p/>
            <text:p><text:span text:style-name="T49">{</text:span><text:span text:style-name="T50">8</text:span><text:span text:style-name="T49">, </text:span><text:span text:style-name="T51">16</text:span><text:span text:style-name="T49">, 25}</text:span></text:p>
            <text:p>Distractions:</text:p>
            <text:p/>
            <text:p/>
            <text:p><text:span text:style-name="T78"><text:a xlink:href="#Interface_bugs" xlink:type="simple">BUGS</text:a></text:span></text:p>
          </table:table-cell>
          <table:table-cell table:style-name="ce45" office:value-type="string" calcext:value-type="string">
            <text:p/>
            <text:p><text:span text:style-name="T54">{</text:span><text:span text:style-name="T55">5</text:span><text:span text:style-name="T50">, 12</text:span><text:span text:style-name="T49">, 18, 24}</text:span></text:p>
            <text:p>Interruptions:</text:p>
            <text:p/>
            <text:p><text:span text:style-name="T78">2. Manual Detection deactivates so often; </text:span></text:p>
          </table:table-cell>
        </table:table-row>
        <table:table-row table:style-name="ro3">
          <table:table-cell table:style-name="ce46" office:value-type="string" calcext:value-type="string">
            <text:p><text:a xlink:href="#HOME" xlink:type="simple">HOME</text:a></text:p>
          </table:table-cell>
          <table:table-cell table:style-name="ce46"/>
        </table:table-row>
        <table:table-row table:style-name="ro3">
          <table:table-cell table:style-name="ce46" office:value-type="string" calcext:value-type="string">
            <text:p><text:a xlink:href="#LongDeadlines" xlink:type="simple">LONG DEADLINES</text:a></text:p>
          </table:table-cell>
          <table:table-cell table:style-name="ce46"/>
        </table:table-row>
        <table:table-row table:style-name="ro5" table:number-rows-repeated="5">
          <table:table-cell table:number-columns-repeated="2"/>
        </table:table-row>
        <table:table-row table:style-name="ro5">
          <table:table-cell table:style-name="ce63" office:value-type="string" calcext:value-type="string">
            <text:p>1. Measure membrane error due to saving image to desktop</text:p>
          </table:table-cell>
          <table:table-cell/>
        </table:table-row>
        <table:table-row table:style-name="ro5">
          <table:table-cell table:style-name="ce64" office:value-type="string" calcext:value-type="string">
            <text:p>2. Segmentation settings is small in windows ( add Scroll + enlarge) (Use pack(), test under windows) </text:p>
          </table:table-cell>
          <table:table-cell/>
        </table:table-row>
        <table:table-row table:style-name="ro5">
          <table:table-cell table:style-name="ce64" office:value-type="string" calcext:value-type="string">
            <text:p>3. error message that lsm is not supported (how to include plugins for imageJ)</text:p>
          </table:table-cell>
          <table:table-cell/>
        </table:table-row>
        <table:table-row table:style-name="ro5">
          <table:table-cell table:style-name="ce65" office:value-type="string" calcext:value-type="string">
            <text:p>8. Fredrick pollen Images</text:p>
          </table:table-cell>
          <table:table-cell/>
        </table:table-row>
        <table:table-row table:style-name="ro17">
          <table:table-cell table:style-name="ce66" office:value-type="string" calcext:value-type="string">
            <text:p>1. Segment Active Images</text:p>
          </table:table-cell>
          <table:table-cell/>
        </table:table-row>
        <table:table-row table:style-name="ro17">
          <table:table-cell table:style-name="ce66" office:value-type="string" calcext:value-type="string">
            <text:p><text:s/>(LSM should open, should work on tif)</text:p>
          </table:table-cell>
          <table:table-cell/>
        </table:table-row>
        <table:table-row table:style-name="ro5">
          <table:table-cell office:value-type="string" calcext:value-type="string">
            <text:p>3. add tooltips to labels (ex. Raw den → total intensity; Mean → average intensity per pixel)</text:p>
          </table:table-cell>
          <table:table-cell/>
        </table:table-row>
      </table:table>
      <table:table table:name="Interface_Bugs" table:style-name="ta1">
        <table:table-column table:style-name="co12" table:default-cell-style-name="Default"/>
        <table:table-column table:style-name="co3" table:number-columns-repeated="7" table:default-cell-style-name="Default"/>
        <table:table-row table:style-name="ro5">
          <table:table-cell table:style-name="ce23" office:value-type="string" calcext:value-type="string">
            <text:p>Important</text:p>
          </table:table-cell>
          <table:table-cell table:style-name="ce23" office:value-type="string" calcext:value-type="string">
            <text:p>critical</text:p>
          </table:table-cell>
          <table:table-cell table:number-columns-repeated="6"/>
        </table:table-row>
        <table:table-row table:style-name="ro5">
          <table:table-cell table:style-name="ce23" office:value-type="string" calcext:value-type="string">
            <text:p>distractions</text:p>
          </table:table-cell>
          <table:table-cell table:style-name="ce23" office:value-type="string" calcext:value-type="string">
            <text:p>interruptions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 office:value-type="string" calcext:value-type="string">
            <text:p><text:a xlink:href="#Interface" xlink:type="simple">Interface</text:a></text:p>
          </table:table-cell>
          <table:table-cell table:number-columns-repeated="6"/>
        </table:table-row>
        <table:table-row table:style-name="ro5" table:number-rows-repeated="2">
          <table:table-cell table:number-columns-repeated="8"/>
        </table:table-row>
        <table:table-row table:style-name="ro5">
          <table:table-cell table:number-columns-repeated="3"/>
          <table:table-cell office:value-type="string" calcext:value-type="string">
            <text:p>Lovely New Feature</text:p>
          </table:table-cell>
          <table:table-cell office:value-type="string" calcext:value-type="string">
            <text:p>Important feature</text:p>
          </table:table-cell>
          <table:table-cell office:value-type="string" calcext:value-type="string">
            <text:p>Again HCI rules</text:p>
          </table:table-cell>
          <table:table-cell office:value-type="string" calcext:value-type="string">
            <text:p>Workaround cannot be guess by user</text:p>
          </table:table-cell>
          <table:table-cell office:value-type="string" calcext:value-type="string">
            <text:p>Long Project</text:p>
          </table:table-cell>
        </table:table-row>
        <table:table-row table:style-name="ro5">
          <table:table-cell table:style-name="ce18" office:value-type="string" calcext:value-type="string">
            <text:p>7. DA : analyze 2 features (x vs y) , fix int/size &amp; mem charts</text:p>
          </table:table-cell>
          <table:table-cell table:style-name="ce18" table:number-columns-repeated="3"/>
          <table:table-cell table:number-columns-repeated="3" table:style-name="ce18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2. Manual Detection deactivates so often; 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9" office:value-type="string" calcext:value-type="string">
            <text:p>6. stop saving data as string (') 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7. Defaults of measure Options (None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string" calcext:value-type="string">
            <text:p>19. Evaluation (New Interface?!)</text:p>
          </table:table-cell>
          <table:table-cell table:style-name="ce18" table:number-columns-repeated="3"/>
          <table:table-cell table:number-columns-repeated="2" table:style-name="ce18" office:value-type="string" calcext:value-type="string">
            <text:p>X</text:p>
          </table:table-cell>
          <table:table-cell table:style-name="ce18"/>
          <table:table-cell table:style-name="ce18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20. Box Plot Y axis no values when they 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9" office:value-type="string" calcext:value-type="string">
            <text:p>4. Data analysis path is not update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9. Mark Mouse as busy, when clicking DataAnalysis Tab; Fetch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0. Disable Zoom of application.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4. ComboBox for edit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5. Icons for segementation toolbar button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3. When Browsing, Files should be shown in disabled mode (gray-out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9" office:value-type="string" calcext:value-type="string">
            <text:p>7. Extensive Xls/CSV checks under window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9" office:value-type="string" calcext:value-type="string">
            <text:p>9. Error Message, first run (MeaureOptions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4" office:value-type="string" calcext:value-type="string">
            <text:p>2. Check if segmentation parameters are changed <text:s/>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4" office:value-type="string" calcext:value-type="string">
            <text:p>3. Threshold value , Find the Optimal (automatic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4" office:value-type="string" calcext:value-type="string">
            <text:p>4. view in folder in measure 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8. Interactive Charts {A. save data to text(2); B. Interface to load txt data(2); C. choose x and y axis decimals and floats(2); D. edit data(2); E. choose chart(2); F. choose symbols and colors(2); G. edit title and labesl(20); H. link to GUI(4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11. from JNLP enable pack200 to minimize jar siz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2. Single Detection should read histogram and allow FS dete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6. Line for average (Mean) in graph , or cluster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. Final Rele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4. disable printout in hough segm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5. Indication of Progress (measurement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6. Indication of Progress (Data Analysis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8. Cite statements from first HCI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*. Display a message when no images are present (in MeasureOptions + InteractiveSegmentation)</text:p>
          </table:table-cell>
          <table:table-cell table:number-columns-repeated="7"/>
        </table:table-row>
        <table:table-row table:style-name="ro5" table:number-rows-repeated="6">
          <table:table-cell table:number-columns-repeated="8"/>
        </table:table-row>
        <table:table-row table:style-name="ro17">
          <table:table-cell table:style-name="ce24"/>
          <table:table-cell table:number-columns-repeated="7"/>
        </table:table-row>
      </table:table>
      <table:table table:name="Interface_Planning" table:style-name="ta1">
        <table:table-column table:style-name="co13" table:default-cell-style-name="ce23"/>
        <table:table-column table:style-name="co6" table:default-cell-style-name="ce23"/>
        <table:table-row table:style-name="ro18">
          <table:table-cell office:value-type="string" calcext:value-type="string">
            <text:p>Plan What Bugs to Solve</text:p>
          </table:table-cell>
          <table:table-cell office:value-type="string" calcext:value-type="string">
            <text:p>Plan Evalution</text:p>
          </table:table-cell>
        </table:table-row>
        <table:table-row table:style-name="ro19">
          <table:table-cell office:value-type="string" calcext:value-type="string">
            <text:p>Plan How to make User_Friendly (HCI concepts)</text:p>
          </table:table-cell>
          <table:table-cell office:value-type="string" calcext:value-type="string">
            <text:p>Plan Testing &amp; OS compatability</text:p>
          </table:table-cell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table table:name="Thesis" table:style-name="ta1">
        <table:table-column table:style-name="co14" table:default-cell-style-name="ce2"/>
        <table:table-column table:style-name="co15" table:default-cell-style-name="ce1"/>
        <table:table-column table:style-name="co3" table:default-cell-style-name="Default"/>
        <table:table-row table:style-name="ro18">
          <table:table-cell table:style-name="ce25" office:value-type="string" calcext:value-type="string">
            <text:p/>
            <text:p><text:span text:style-name="T30">{</text:span><text:span text:style-name="T31">3</text:span><text:span text:style-name="T32">,</text:span><text:span text:style-name="T31"> 7</text:span><text:span text:style-name="T32">, 11, </text:span><text:span text:style-name="T33">15</text:span><text:span text:style-name="T32">, 20, 23}</text:span></text:p>
            <text:p/>
            <text:p>1. Asmae &amp; Eren's work  (presentation + to be thesis)</text:p>
            <text:p>2. Pauls Works (14-3-3 , Zahrda, ref. From papers)*</text:p>
            <text:p>3. The Introduction</text:p>
            <text:p>4. Literature Chapter</text:p>
            <text:p>5. Seg. Alg. Chapter </text:p>
            <text:p>6. Sys workflow Chapter</text:p>
            <text:p>7. Yeast Experiments (case studies) chapter</text:p>
            <text:p>8. Mes &amp; Feat Ext (sig Clustering) </text:p>
            <text:p>+ inOutFocus Chapter</text:p>
            <text:p>9. Data Analysis &amp; Visualization Chapter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</text:span><text:span text:style-name="T2">6</text:span><text:span text:style-name="T1">, </text:span><text:span text:style-name="T2">9</text:span><text:span text:style-name="T3">,</text:span><text:span text:style-name="T1"> </text:span><text:span text:style-name="T2">10</text:span><text:span text:style-name="T3">,</text:span><text:span text:style-name="T1"> 13, 14, 17, 19, 21, 22}</text:span></text:p>
            <text:p/>
            <text:p><text:a xlink:href="#Thesis_Critical" xlink:type="simple">Critical</text:a></text:p>
            <text:p/>
          </table:table-cell>
          <table:table-cell/>
        </table:table-row>
        <table:table-row table:style-name="ro19">
          <table:table-cell table:style-name="ce1" office:value-type="string" calcext:value-type="string">
            <text:p/>
            <text:p><text:span text:style-name="T1">{</text:span><text:span text:style-name="T2">8</text:span><text:span text:style-name="T1">, 16, 25}</text:span></text:p>
            <text:p/>
            <text:p><text:a xlink:href="#Thesis_Structure" xlink:type="simple">Structure</text:a></text:p>
            <text:p/>
            <text:p><text:span text:style-name="T34">1. Cover Page (design Image + Latex Template)</text:span></text:p>
            <text:p><text:span text:style-name="T34">2. A final Version</text:span>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</text:span><text:span text:style-name="T2"> </text:span><text:span text:style-name="T1">12, 18, 24}</text:span></text:p>
            <text:p/>
            <text:p><text:span text:style-name="T1">Outline: In November (Ready)</text:span></text:p>
            <text:p/>
            <text:p/>
            <text:p>Update according to Outline</text:p>
            <text:p><text:span text:style-name="T25"><text:a xlink:href="#Thesis" xlink:type="simple">Start with the : Thesis</text:a></text:span><text:span text:style-name="T25"> </text:span></text:p>
            <text:p/>
            <text:p><text:span text:style-name="T25">(DL: May)</text:span></text:p>
          </table:table-cell>
          <table:table-cell/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 table:style-name="Default"/>
          <table:table-cell/>
        </table:table-row>
        <table:table-row table:style-name="ro5">
          <table:table-cell table:style-name="Default"/>
          <table:table-cell table:style-name="ce23" table:number-columns-repeated="2"/>
        </table:table-row>
        <table:table-row table:style-name="ro5">
          <table:table-cell table:style-name="Default"/>
          <table:table-cell table:style-name="ce23" table:number-columns-repeated="2"/>
        </table:table-row>
      </table:table>
      <table:table table:name="Thesis_Critical" table:style-name="ta1">
        <table:table-column table:style-name="co16" table:default-cell-style-name="ce2"/>
        <table:table-column table:style-name="co16" table:default-cell-style-name="Default"/>
        <table:table-row table:style-name="ro20">
          <table:table-cell table:style-name="ce25" office:value-type="string" calcext:value-type="string">
            <text:p/>
            <text:p><text:span text:style-name="T35">{3</text:span><text:span text:style-name="T32">, 7, 11, </text:span><text:span text:style-name="T33">15</text:span><text:span text:style-name="T32">, 20, 23}</text:span></text:p>
            <text:p>Important Goals / Content</text:p>
            <text:p/>
            <text:p><text:a xlink:href="file:///home/mohamed/Desktop/windowOfFour/paulJournalIntoThesis.odt" xlink:type="simple">Paul's Journal into Thesis</text:a></text:p>
            <text:p/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</text:span><text:span text:style-name="T3"> </text:span><text:span text:style-name="T2">4</text:span><text:span text:style-name="T3">,</text:span><text:span text:style-name="T1"> </text:span><text:span text:style-name="T2">6</text:span><text:span text:style-name="T1">, 9, 10, 13, 14, 17, 19, 21, 22}</text:span></text:p>
            <text:p>Critical Activities / Final Version</text:p>
            <text:p/>
            <text:p>Migrated into new thesis project (draft.tex)</text:p>
            <text:p>Next: References, Then:</text:p>
            <text:p/>
            <text:p><text:a xlink:href="file:///home/mohamed/Desktop/windowOfFour/ICABMETOTHESIS.odt" xlink:type="simple">ICABME</text:a></text:p>
            <text:p>+ IJ Papers + ICDIP</text:p>
            <text:p/>
          </table:table-cell>
        </table:table-row>
        <table:table-row table:style-name="ro21">
          <table:table-cell table:style-name="ce1" office:value-type="string" calcext:value-type="string">
            <text:p/>
            <text:p><text:span text:style-name="T1">{8, 16, 25}</text:span></text:p>
            <text:p>Distractions / Structure</text:p>
            <text:p/>
            <text:p><text:span text:style-name="T34">Images + topics from all presentations</text:span></text:p>
          </table:table-cell>
          <table:table-cell table:style-name="ce1" office:value-type="string" calcext:value-type="string">
            <text:p/>
            <text:p><text:span text:style-name="T6">{</text:span><text:span text:style-name="T7">5</text:span><text:span text:style-name="T1">, 12, 18, 24}</text:span></text:p>
            <text:p>Interruptions / Planning</text:p>
            <text:p/>
            <text:p><text:a xlink:href="file:///home/mohamed/Desktop/windowOfFour/allImagesThesis.odt" xlink:type="simple">Images from all Papers</text:a></text:p>
            <text:p/>
          </table:table-cell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Structure" table:style-name="ta1">
        <table:table-column table:style-name="co17" table:default-cell-style-name="Default"/>
        <table:table-column table:style-name="co18" table:default-cell-style-name="Default"/>
        <table:table-row table:style-name="ro22">
          <table:table-cell table:number-columns-repeated="2"/>
        </table:table-row>
        <table:table-row table:style-name="ro23">
          <table:table-cell table:style-name="ce26" office:value-type="string" calcext:value-type="string">
            <text:p><text:span text:style-name="T36">1. Introduction   </text:span></text:p>
            <text:p><text:span text:style-name="T36">2. Concepts | Literature | Yeast Analysis Platform</text:span></text:p>
            <text:p><text:span text:style-name="T36">3. Design | Segmentation | Segmentation : Cell Detection</text:span></text:p>
            <text:p><text:span text:style-name="T36">4. Segmentation Algorithms | Measurment &amp; Analysis | Segmentation : Exact Contour Extraction</text:span></text:p>
            <text:p><text:span text:style-name="T36">5. System Workflow and GUI | Workflow &amp; GUI | Texture Measurment</text:span></text:p>
            <text:p><text:span text:style-name="T36">6. Yeast Experiments | Case Studies | Case Study</text:span></text:p>
            <text:p><text:span text:style-name="T36">7. Conclusion &amp; Discussion</text:span></text:p>
          </table:table-cell>
          <table:table-cell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Planning" table:style-name="ta1">
        <table:table-column table:style-name="co19" table:default-cell-style-name="Default"/>
        <table:table-column table:style-name="co20" table:default-cell-style-name="Default"/>
        <table:table-row table:style-name="ro24">
          <table:table-cell table:style-name="ce9" office:value-type="string" calcext:value-type="string">
            <text:p><text:span text:style-name="T37">Di Zi Thesis.</text:span></text:p>
            <text:p><text:span text:style-name="T37">Kuan Thesis.</text:span></text:p>
            <text:p><text:span text:style-name="T37">Alex Thesis.</text:span></text:p>
            <text:p><text:span text:style-name="T37">Asmae's Work</text:span></text:p>
            <text:p><text:span text:style-name="T37">Paul's Works (from Journal References)</text:span></text:p>
            <text:p><text:span text:style-name="T37">From my Previous List (Check Below)</text:span></text:p>
            <text:p/>
            <text:p><text:span text:style-name="T37">Plan What to Do with Structure</text:span></text:p>
            <text:p><text:span text:style-name="T37">Current Design:</text:span></text:p>
            <text:p><text:span text:style-name="T37">1. Introdduction</text:span></text:p>
            <text:p><text:span text:style-name="T37">2. Concepts</text:span></text:p>
            <text:p><text:span text:style-name="T37">3. Design</text:span></text:p>
            <text:p><text:span text:style-name="T37">4. Segmentation Algorithms</text:span></text:p>
            <text:p><text:span text:style-name="T37">5. System Workflow and GUI</text:span></text:p>
            <text:p><text:span text:style-name="T37">6. Yeast Experiments</text:span></text:p>
            <text:p/>
            <text:p><text:span text:style-name="T37">Plan What Contents to Add</text:span></text:p>
            <text:p><text:span text:style-name="T37">1. Paul's Journal</text:span></text:p>
            <text:p><text:span text:style-name="T37">2. ICDIP content</text:span></text:p>
            <text:p><text:span text:style-name="T37">3. ICABME, ImageJ Plugin</text:span></text:p>
            <text:p/>
            <text:p><text:span text:style-name="T37">Plan What Images to Add</text:span></text:p>
            <text:p><text:span text:style-name="T37">1. Images from all published Papers.</text:span></text:p>
            <text:p><text:span text:style-name="T37">2. Images from all created Presentations.</text:span></text:p>
          </table:table-cell>
          <table:table-cell/>
        </table:table-row>
        <table:table-row table:style-name="ro25">
          <table:table-cell table:number-columns-repeated="2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  <table:table-row table:style-name="ro5">
          <table:table-cell office:value-type="string" calcext:value-type="string">
            <text:p>A. add highligthed texts</text:p>
          </table:table-cell>
          <table:table-cell/>
        </table:table-row>
        <table:table-row table:style-name="ro5">
          <table:table-cell office:value-type="string" calcext:value-type="string">
            <text:p><text:s text:c="4"/>From 09_Reading Papers, // To Continue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B. add written papers</text:p>
          </table:table-cell>
          <table:table-cell/>
        </table:table-row>
        <table:table-row table:style-name="ro5">
          <table:table-cell office:value-type="string" calcext:value-type="string">
            <text:p><text:s text:c="4"/>a. ICABME2013</text:p>
          </table:table-cell>
          <table:table-cell/>
        </table:table-row>
        <table:table-row table:style-name="ro5">
          <table:table-cell office:value-type="string" calcext:value-type="string">
            <text:p><text:s text:c="8"/>i. 1st Paragraph done.</text:p>
          </table:table-cell>
          <table:table-cell/>
        </table:table-row>
        <table:table-row table:style-name="ro5">
          <table:table-cell office:value-type="string" calcext:value-type="string">
            <text:p><text:s text:c="8"/>ii. 2nd Paragraph DONE. (section 2.2.1 Microscope)</text:p>
          </table:table-cell>
          <table:table-cell/>
        </table:table-row>
        <table:table-row table:style-name="ro5">
          <table:table-cell office:value-type="string" calcext:value-type="string">
            <text:p><text:s text:c="4"/>b. ACIVS2013--&gt; ICDIP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C. GUI section</text:p>
          </table:table-cell>
          <table:table-cell/>
        </table:table-row>
        <table:table-row table:style-name="ro5">
          <table:table-cell office:value-type="string" calcext:value-type="string">
            <text:p><text:s text:c="4"/>a. Started Chapter Six. DONE</text:p>
          </table:table-cell>
          <table:table-cell/>
        </table:table-row>
        <table:table-row table:style-name="ro5">
          <table:table-cell office:value-type="string" calcext:value-type="string">
            <text:p><text:s text:c="4"/>b. Plan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D. Gaussian Mixtures.</text:p>
          </table:table-cell>
          <table:table-cell/>
        </table:table-row>
        <table:table-row table:style-name="ro5">
          <table:table-cell office:value-type="string" calcext:value-type="string">
            <text:p><text:s text:c="4"/>a. Maybe should wait some results first.(followUp task 08)</text:p>
          </table:table-cell>
          <table:table-cell/>
        </table:table-row>
        <table:table-row table:style-name="ro5">
          <table:table-cell office:value-type="string" calcext:value-type="string">
            <text:p>b. Plan Writing (the signal Clustering)</text:p>
          </table:table-cell>
          <table:table-cell/>
        </table:table-row>
        <table:table-row table:style-name="ro5">
          <table:table-cell office:value-type="string" calcext:value-type="string">
            <text:p><text:s text:c="4"/></text:p>
          </table:table-cell>
          <table:table-cell/>
        </table:table-row>
        <table:table-row table:style-name="ro5">
          <table:table-cell office:value-type="string" calcext:value-type="string">
            <text:p>E. Check Presentations section.</text:p>
          </table:table-cell>
          <table:table-cell/>
        </table:table-row>
        <table:table-row table:style-name="ro5">
          <table:table-cell office:value-type="string" calcext:value-type="string">
            <text:p><text:s text:c="4"/>a. Check for Done tasks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// F. Redistribute Chapters into separate folders</text:p>
          </table:table-cell>
          <table:table-cell/>
        </table:table-row>
        <table:table-row table:style-name="ro5">
          <table:table-cell office:value-type="string" calcext:value-type="string">
            <text:p>G. Redistribute sections into files</text:p>
          </table:table-cell>
          <table:table-cell/>
        </table:table-row>
        <table:table-row table:style-name="ro5" table:number-rows-repeated="2">
          <table:table-cell table:number-columns-repeated="2"/>
        </table:table-row>
        <table:table-row table:style-name="ro5">
          <table:table-cell office:value-type="string" calcext:value-type="string">
            <text:p>Section 1.1. Sacchromyces Cerevisiae</text:p>
          </table:table-cell>
          <table:table-cell/>
        </table:table-row>
        <table:table-row table:style-name="ro5">
          <table:table-cell office:value-type="string" calcext:value-type="string">
            <text:p>A. add text from ICDIP</text:p>
          </table:table-cell>
          <table:table-cell/>
        </table:table-row>
        <table:table-row table:style-name="ro5">
          <table:table-cell office:value-type="string" calcext:value-type="string">
            <text:p>B. Search Some more Literature</text:p>
          </table:table-cell>
          <table:table-cell/>
        </table:table-row>
      </table:table>
      <table:table table:name="Planning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8" office:value-type="string" calcext:value-type="string">
            <text:p/>
            <text:p><text:span text:style-name="T1"> {</text:span><text:span text:style-name="T2">3</text:span><text:span text:style-name="T1">, 7, 11, </text:span><text:span text:style-name="T4">15</text:span><text:span text:style-name="T1">, 20, 23}</text:span></text:p>
            <text:p>Follow Up Tasks</text:p>
            <text:p/>
            <text:p><text:span text:style-name="T17"><text:a xlink:href="file:///home/mohamed/Desktop/windowOfFour/followUps.odt" xlink:type="simple">Follow Ups</text:a></text:span></text:p>
            <text:p/>
            <text:p><text:span text:style-name="T17"> </text:span></text:p>
            <text:p/>
            <text:p/>
          </table:table-cell>
          <table:table-cell table:style-name="ce8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6, 9, 10, 13, 14, 17, 19, 21, 22}</text:span></text:p>
            <text:p><text:a xlink:href="#PLAN_Moedoro" xlink:type="simple">Moedoro System</text:a></text:p>
            <text:p/>
            <text:p/>
          </table:table-cell>
        </table:table-row>
        <table:table-row table:style-name="ro27">
          <table:table-cell table:style-name="ce8" office:value-type="string" calcext:value-type="string">
            <text:p/>
            <text:p><text:span text:style-name="T1">{8, 16, 25}</text:span></text:p>
            <text:p>List of To Do Soon Tasks</text:p>
            <text:p/>
            <text:p>Update phone software → </text:p>
            <text:p>Update home page (winSCP) ← </text:p>
            <text:p/>
            <text:p>Haico van Attikum (38 Publications)</text:p>
          </table:table-cell>
          <table:table-cell table:style-name="ce28" office:value-type="string" calcext:value-type="string">
            <text:p/>
            <text:p><text:span text:style-name="T6">{</text:span><text:span text:style-name="T12">5</text:span><text:span text:style-name="T1">, 12, 18, 24}</text:span></text:p>
            <text:p><text:span text:style-name="T17">Highest Priority To Do</text:span></text:p>
            <text:p/>
            <text:p><text:span text:style-name="T26">Group Presentation</text:span></text:p>
            <text:p><text:span text:style-name="T26">Installing texlive</text:span></text:p>
            <text:p><text:span text:style-name="T39">1. The effect of NaCl</text:span></text:p>
            <text:p><text:span text:style-name="T39">2. DistanceMax, </text:span></text:p>
            <text:p><text:span text:style-name="T39">3. GreyWeighted, </text:span></text:p>
            <text:p><text:span text:style-name="T39">4. textureClustering.</text:span></text:p>
            <text:p><text:span text:style-name="T39">5. ExpandContours.</text:span></text:p>
            <text:p/>
            <text:p>Final Presentation</text:p>
            <text:p/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IND 2013 INCOME:</text:p>
          </table:table-cell>
          <table:table-cell/>
        </table:table-row>
        <table:table-row table:style-name="ro5">
          <table:table-cell office:value-type="string" calcext:value-type="string">
            <text:p>(need to call and ask : 13950 BuitenLand payment; SVB : 574.95; 4479 Belasting)</text:p>
          </table:table-cell>
          <table:table-cell/>
        </table:table-row>
        <table:table-row table:style-name="ro5">
          <table:table-cell office:value-type="string" calcext:value-type="string">
            <text:p>Monday to Thursday : 8-20:00; Vrijdag: 8 – 17:00</text:p>
          </table:table-cell>
          <table:table-cell/>
        </table:table-row>
        <table:table-row table:style-name="ro5">
          <table:table-cell office:value-type="string" calcext:value-type="string">
            <text:p>0800 – 0543.</text:p>
          </table:table-cell>
          <table:table-cell/>
        </table:table-row>
        <table:table-row table:style-name="ro4">
          <table:table-cell table:style-name="ce27" office:value-type="string" calcext:value-type="string">
            <text:p><text:span text:style-name="T38">2.</text:span><text:span text:style-name="T38"><text:a xlink:href="file:///home/mohamed/mohamed/Phd_Research/Writings/Reports/2014/pollen/pollen.odt" xlink:type="simple"> (Fredrick Pollen images)</text:a></text:span></text:p>
          </table:table-cell>
          <table:table-cell/>
        </table:table-row>
      </table:table>
      <table:table table:name="PLAN_Moedoro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</text:span><text:span text:style-name="T2"> 11</text:span><text:span text:style-name="T3">,</text:span><text:span text:style-name="T1"> </text:span><text:span text:style-name="T24">15</text:span><text:span text:style-name="T1">, </text:span><text:span text:style-name="T2">20</text:span><text:span text:style-name="T1">, 23}</text:span></text:p>
            <text:p>To Merge with 4 Windows, Needs to think about, </text:p>
            <text:p>Database? Initial Design? Fast Version, Later Versions.</text:p>
            <text:p/>
            <text:p><text:span text:style-name="T40">Analysis</text:span> → Design → Implement → Test → Evolution</text:p>
            <text:p/>
            <text:p><text:a xlink:href="#M_analysis" xlink:type="simple">Analysis</text:a></text:p>
            <text:p>*</text:p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</text:span><text:span text:style-name="T2"> 2</text:span><text:span text:style-name="T1">,</text:span><text:span text:style-name="T3"> </text:span><text:span text:style-name="T2">4,</text:span><text:span text:style-name="T1"> </text:span><text:span text:style-name="T2">6,</text:span><text:span text:style-name="T1"> </text:span><text:span text:style-name="T2">9</text:span><text:span text:style-name="T3">,</text:span><text:span text:style-name="T1">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</text:span><text:span text:style-name="T2"> 22</text:span><text:span text:style-name="T1">}</text:span></text:p>
            <text:p>Quick Tool Improvements:</text:p>
            <text:p/>
            <text:p/>
            <text:p><text:span text:style-name="T17">Done Maven-Git (Readme file added)</text:span></text:p>
            <text:p><text:span text:style-name="T41">Embedded DB Engine H2:</text:span></text:p>
            <text:p><text:span text:style-name="T41">Next: fix createDB then FillDatabase</text:span></text:p>
            <text:p><text:span text:style-name="T26"/></text:p>
            <text:p/>
            <text:p><text:span text:style-name="T17">FillDatabase.java (addTask)</text:span></text:p>
            <text:p><text:span text:style-name="T17">ReadTableContents.java</text:span></text:p>
            <text:p><text:span text:style-name="T17">Next: create task at level 2; and start with Windows</text:span></text:p>
            <text:p/>
          </table:table-cell>
        </table:table-row>
        <table:table-row table:style-name="ro27">
          <table:table-cell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Future Work</text:p>
            <text:p>1. Green Go and Red Stop Buttons (downloaded)</text:p>
            <text:p>2. Upon start :2 Buttons (Yellow pause + red stop)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 </text:span><text:span text:style-name="T2">12</text:span><text:span text:style-name="T1">, </text:span><text:span text:style-name="T2">18</text:span><text:span text:style-name="T1">, 24}</text:span></text:p>
            <text:p/>
            <text:p><text:a xlink:href="file:///home/mohamed/Desktop/windowOfFour/moedoro.odt" xlink:type="simple">Reporting</text:a></text:p>
          </table:table-cell>
        </table:table-row>
        <table:table-row table:style-name="ro3">
          <table:table-cell table:style-name="ce29" office:value-type="string" calcext:value-type="string">
            <text:p><text:a xlink:href="#HOME" xlink:type="simple">HOME</text:a></text:p>
          </table:table-cell>
          <table:table-cell table:style-name="ce29"/>
        </table:table-row>
        <table:table-row table:style-name="ro4">
          <table:table-cell table:style-name="ce2" office:value-type="string" calcext:value-type="string">
            <text:p><text:a xlink:href="#Planning" xlink:type="simple">PLANNING</text:a></text:p>
          </table:table-cell>
          <table:table-cell table:style-name="Default"/>
        </table:table-row>
      </table:table>
      <table:table table:name="M_analysis" table:style-name="ta1">
        <table:table-column table:style-name="co22" table:default-cell-style-name="ce2"/>
        <table:table-column table:style-name="co23" table:default-cell-style-name="ce2"/>
        <table:table-row table:style-name="ro28">
          <table:table-cell table:style-name="ce30" office:value-type="string" calcext:value-type="string">
            <text:p>Analysis</text:p>
            <text:p/>
            <text:p>Run in ter</text:p>
            <text:p> /bin/sh "/home/mohamed/yEd/yEd" /home/mohamed/mohamed/Phd_Research/Projects/Moedoro/Yed/Analysis.graphml</text:p>
          </table:table-cell>
          <table:table-cell table:style-name="ce30" office:value-type="string" calcext:value-type="string">
            <text:p/>
            <text:p><text:span text:style-name="T1">{</text:span><text:span text:style-name="T2">1</text:span><text:span text:style-name="T1">,</text:span><text:span text:style-name="T2"> 2</text:span><text:span text:style-name="T1">,</text:span><text:span text:style-name="T3"> </text:span><text:span text:style-name="T2">4,</text:span><text:span text:style-name="T1"> 6, 9, 10, 13, 14, 17, 19, 21, 22}</text:span></text:p>
            <text:p>Quick Tool Improvements:</text:p>
            <text:p>1. Created FillDatabase with classes</text:p>
            <text:p>Next: proceed with DB connection and </text:p>
            <text:p>Fill some data</text:p>
          </table:table-cell>
        </table:table-row>
        <table:table-row table:style-name="ro29">
          <table:table-cell table:style-name="ce30" table:number-columns-repeated="2"/>
        </table:table-row>
        <table:table-row table:style-name="ro3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ning" xlink:type="simple">PLANNING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_Moedoro" xlink:type="simple">MOEDORO SYSTEM</text:a></text:p>
          </table:table-cell>
          <table:table-cell/>
        </table:table-row>
      </table:table>
      <table:table table:name="PAUL_JOURNAL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>{<text:span text:style-name="T2">3</text:span>,<text:span text:style-name="T2">7</text:span>,11,15,20,23}</text:p>
            <text:p>Important Goals</text:p>
            <text:p/>
            <text:p>1. Generate New Figure 6</text:p>
            <text:p>2. Membrane Image; Use Overlays from poster?</text:p>
            <text:p/>
            <text:p/>
          </table:table-cell>
          <table:table-cell office:value-type="string" calcext:value-type="string">
            <text:p/>
            <text:p>{<text:span text:style-name="T2">1</text:span>,<text:span text:style-name="T2">2,4</text:span>,<text:span text:style-name="T2">6</text:span>,9,10,13,14,17,19,21,22}</text:p>
            <text:p/>
            <text:p>Critical Activities:</text:p>
            <text:p><text:span text:style-name="T42">1. Answer Questions</text:span></text:p>
            <text:p>1. <text:a xlink:href="#P_Data" xlink:type="simple">Measurement + Data</text:a></text:p>
            <text:p>2. To prepare Supplementary files.</text:p>
            <text:p/>
            <text:p/>
            <text:p><text:a xlink:href="#P_Structure" xlink:type="simple">Structure</text:a></text:p>
            <text:p> </text:p>
            <text:p/>
          </table:table-cell>
        </table:table-row>
        <table:table-row table:style-name="ro30">
          <table:table-cell office:value-type="string" calcext:value-type="string">
            <text:p>{8, 16, 25}</text:p>
            <text:p>Distractions</text:p>
            <text:p/>
            <text:p>1. Rewrite P(zi) of variance. (look in latex for page)</text:p>
            <text:p>2. <text:a xlink:href="#P_Final" xlink:type="simple">Final VERSION</text:a></text:p>
            <text:p/>
            <text:p/>
            <text:p/>
          </table:table-cell>
          <table:table-cell office:value-type="string" calcext:value-type="string">
            <text:p>{<text:span text:style-name="T2">5,</text:span> 12, 18, 24}</text:p>
            <text:p>Interruptions:</text:p>
            <text:p/>
            <text:p/>
            <text:p/>
            <text:p>1. To prepare Manual. <text:a xlink:href="file:///home/mohamed/mohamed/Phd_Research/Writings/Reports/YM_Manual_Nov19.odt" xlink:type="simple">(find old Manual</text:a></text:p>
            <text:p>2. To Prepare Source Code and </text:p>
            <text:p>Add it to GitHub (available for download). *</text:p>
            <text:p/>
            <text:p/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ShortDeadlines" xlink:type="simple">ShortDeadlines</text:a></text:p>
          </table:table-cell>
          <table:table-cell table:style-name="Default"/>
        </table:table-row>
      </table:table>
      <table:table table:name="Administrative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1" office:value-type="string" calcext:value-type="string">
            <text:p><text:span text:style-name="T1">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">15</text:span><text:span text:style-name="T1">, </text:span><text:span text:style-name="T2">20</text:span><text:span text:style-name="T1">, 23}</text:span></text:p>
            <text:p>Periodic Tasks</text:p>
            <text:p/>
            <text:p>1.<text:a xlink:href="file:///home/mohamed/mohamed/Documents/leaveHours.odt" xlink:type="simple">SAP leave Hours</text:a></text:p>
            <text:p><text:a xlink:href="file:///home/mohamed/Desktop/windowOfFour/woningnet.ods" xlink:type="simple">2. WoonZicht Rijnland (321103569, h0)</text:a> → </text:p>
            <text:p><text:span text:style-name="T13">3. IND report new job (mtleis; H@)  ←</text:span></text:p>
            <text:p><text:span text:style-name="T13">Explore (Home 2</text:span><text:span text:style-name="T43">nd</text:span><text:span text:style-name="T13"> Column, Inkomen en vermogen)</text:span></text:p>
            <text:p><text:span text:style-name="T13">4. T-Mobile check facture</text:span></text:p>
            <text:p><text:span text:style-name="T13">5. All info (people get excel file) dis </text:span></text:p>
            <text:p><text:span text:style-name="T39">6. Organize/Clean Office </text:span></text:p>
            <text:p><text:span text:style-name="T44">7. Scan folders</text:span></text:p>
            <text:p><text:span text:style-name="T17">8. Dx orders</text:span></text:p>
            <text:p><text:span text:style-name="T17"><text:a xlink:href="file:///home/mohamed/Desktop/windowOfFour/automaticBackup.odt" xlink:type="simple">9. Automatic Backup (Daily)</text:a></text:span></text:p>
          </table:table-cell>
          <table:table-cell table:style-name="ce1"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</text:span><text:span text:style-name="T2">6,</text:span><text:span text:style-name="T1"> </text:span><text:span text:style-name="T2">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 ,</text:span><text:span text:style-name="T2">21</text:span><text:span text:style-name="T1">, </text:span><text:span text:style-name="T2">22</text:span><text:span text:style-name="T1">}</text:span></text:p>
            <text:p>Critical</text:p>
            <text:p>EDUCATION &amp; UrgentTasks</text:p>
            <text:p/>
            <text:p>1. YouTube Weka Videos (next : 1.5) ← </text:p>
            <text:p>2. JSP →   </text:p>
            <text:p><text:a xlink:href="file:///home/mohamed/Desktop/windowOfFour/fijiCookbook.odt" xlink:type="simple">3. Fiji Cookbook Topics (Coloc)</text:a>- </text:p>
            <text:p><text:a xlink:href="file:///home/mohamed/Desktop/windowOfFour/netBeanModules.odt" xlink:type="simple">4. NetBean Modules (Help)</text:a> </text:p>
            <text:p><text:a xlink:href="http://www.slideshare.net/xuyangela/introduction-to-data-integration-in-bioinformatics?related=1" xlink:type="simple">5. Slide Share</text:a>  </text:p>
            <text:p>6. YouTube video: Variational Methods</text:p>
            <text:p>7. The Cell</text:p>
            <text:p>8. Data Mining</text:p>
            <text:p>9. Image Processing</text:p>
            <text:p>10. Java</text:p>
            <text:p>11. Linux</text:p>
            <text:p>12. English </text:p>
            <text:p>13. Dutch</text:p>
            <text:p> 14. Thesis-es</text:p>
          </table:table-cell>
        </table:table-row>
        <table:table-row table:style-name="ro27">
          <table:table-cell table:style-name="ce1"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Distractions:</text:p>
            <text:p/>
            <text:p><text:span text:style-name="T13">2. OV-ChipKaart 8EUR refund </text:span></text:p>
            <text:p><text:span text:style-name="T13">(mtleis100, malak1990, Added more cards, check)</text:span></text:p>
            <text:p>3. ULCN pass (Saleh2014) into allInfo</text:p>
            <text:p><text:span text:style-name="T17">4. Read Job Contract</text:span></text:p>
            <text:p><text:span text:style-name="T13">5. Pension Letter / Pension Catalog int </text:span></text:p>
            <text:p><text:span text:style-name="T17">6. Read all mail letters </text:span></text:p>
            <text:p><text:span text:style-name="T17">7. Read Visio Papers </text:span></text:p>
            <text:p><text:span text:style-name="T17">8. Nuon Letter (3 checks email)</text:span></text:p>
            <text:p><text:span text:style-name="T17">9. Read Z&amp;Z magazine </text:span></text:p>
            <text:p><text:span text:style-name="T17">10. Fuyu's images, scilimage c program</text:span></text:p>
          </table:table-cell>
          <table:table-cell table:style-name="ce1" office:value-type="string" calcext:value-type="string">
            <text:p><text:span text:style-name="T1">{</text:span><text:span text:style-name="T2">5</text:span><text:span text:style-name="T1">, </text:span><text:span text:style-name="T2">12</text:span><text:span text:style-name="T1">,</text:span><text:span text:style-name="T2"> 18</text:span><text:span text:style-name="T1">, 24 }</text:span></text:p>
            <text:p>Interruptions</text:p>
            <text:p/>
            <text:p/>
            <text:p><text:span text:style-name="T13">1. Contact office (job help)</text:span></text:p>
            <text:p><text:span text:style-name="T13">Nov. 10 : </text:span><text:span text:style-name="T13"><text:a xlink:href="mailto:loopbaanadvies@bb.leidenuniv.nl" xlink:type="simple">loopbaanadvies@bb.leidenuniv.nl</text:a></text:span><text:span text:style-name="T13"> +CV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office:value-type="string" calcext:value-type="string">
            <text:p>1. IND job report</text:p>
          </table:table-cell>
          <table:table-cell/>
        </table:table-row>
        <table:table-row table:style-name="ro5">
          <table:table-cell office:value-type="string" calcext:value-type="string">
            <text:p>Privé ›Rekenhulpen ›Toeslagen › Rekenhulp toetsingsinkomen </text:p>
          </table:table-cell>
          <table:table-cell/>
        </table:table-row>
        <table:table-row table:style-name="ro5">
          <table:table-cell office:value-type="string" calcext:value-type="string">
            <text:p>*. Wat moet ik heb : if you don't have done income tax jaaropgaaf, Ioonstrook (check them)</text:p>
          </table:table-cell>
          <table:table-cell/>
        </table:table-row>
      </table:table>
      <table:table table:name="POSTER" table:style-name="ta1">
        <table:table-column table:style-name="co21" table:default-cell-style-name="ce32"/>
        <table:table-column table:style-name="co2" table:default-cell-style-name="Default"/>
        <table:table-row table:style-name="ro26">
          <table:table-cell table:style-name="ce1" office:value-type="string" calcext:value-type="string">
            <text:p><text:span text:style-name="T1">Important: {3, 7, 11, 15, 20, 23}</text:span></text:p>
            <text:p/>
            <text:p/>
            <text:p/>
          </table:table-cell>
          <table:table-cell table:style-name="ce1" office:value-type="string" calcext:value-type="string">
            <text:p><text:span text:style-name="T1">Critical Activities {1, 2, 4, 6, 9, 10, 13, 14, 17, 19, 21, 22}</text:span></text:p>
            <text:p>1. Map on phone</text:p>
          </table:table-cell>
        </table:table-row>
        <table:table-row table:style-name="ro27">
          <table:table-cell table:style-name="ce31" office:value-type="string" calcext:value-type="string">
            <text:p><text:span text:style-name="T1">{8, 16, 25}</text:span></text:p>
            <text:p/>
            <text:p/>
          </table:table-cell>
          <table:table-cell table:style-name="ce1" office:value-type="string" calcext:value-type="string">
            <text:p><text:span text:style-name="T1">Interruptions { 5, 12, 18, 24}</text:span></text:p>
            <text:p/>
            <text:p/>
            <text:p/>
            <text:p/>
            <text:p/>
          </table:table-cell>
        </table:table-row>
        <table:table-row table:style-name="ro31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1">
          <table:table-cell office:value-type="string" calcext:value-type="string">
            <text:p><text:a xlink:href="#POS_Planning" xlink:type="simple">Registering/ Administrative</text:a></text:p>
          </table:table-cell>
          <table:table-cell/>
        </table:table-row>
        <table:table-row table:style-name="ro31">
          <table:table-cell office:value-type="string" calcext:value-type="string">
            <text:p><text:a xlink:href="file:///home/mohamed/mohamed/Phd_Research/Presentation/YeasterDay/beamerposter-example/YeasterDayPoster.tex" xlink:type="simple">Open tex file</text:a></text:p>
          </table:table-cell>
          <table:table-cell/>
        </table:table-row>
        <table:table-row table:style-name="ro32">
          <table:table-cell table:number-columns-repeated="2"/>
        </table:table-row>
      </table:table>
      <table:table table:name="POS_Planning" table:style-name="ta1">
        <table:table-column table:style-name="co21" table:default-cell-style-name="ce23"/>
        <table:table-column table:style-name="co2" table:default-cell-style-name="ce23"/>
        <table:table-row table:style-name="ro26">
          <table:table-cell office:value-type="string" calcext:value-type="string">
            <text:p><text:span text:style-name="T45">Registration Link</text:span></text:p>
            <text:p><text:span text:style-name="T45"><text:a xlink:href="https://fd8.formdesk.com/universiteitutrecht/Yeasterday2014" xlink:type="simple">https://fd8.formdesk.com/universiteitutrecht/Yeasterday2014</text:a></text:span></text:p>
            <text:p/>
            <text:p><text:span text:style-name="T45">Abstract:</text:span></text:p>
            <text:p><text:span text:style-name="T45"><text:a xlink:href="file:///home/mohamed/mohamed/Phd_Research/Conferences/YeasterDay/abstract-yeasterday-Tleis.docx" xlink:type="simple">doc</text:a></text:span></text:p>
            <text:p/>
            <text:p><text:span text:style-name="T45">Contact:</text:span></text:p>
            <text:p><text:span text:style-name="T45"><text:a xlink:href="file:///home/mohamed/mohamed/Phd_Research/Conferences/YeasterDay/registering.eml" xlink:type="simple">email</text:a></text:span></text:p>
            <text:p><text:span text:style-name="T45">C.I.Rutten@uu.nl.</text:span></text:p>
            <text:p><text:span text:style-name="T45">Dr. Toon de Kroon</text:span></text:p>
            <text:p/>
            <text:p>Poster Printing:</text:p>
            <text:p>Aart Vos or Erik Deul</text:p>
            <text:p><text:a xlink:href="mailto:posters@strw.leidenuniv.nl" xlink:type="simple">posters@strw.leidenuniv.nl</text:a></text:p>
          </table:table-cell>
          <table:table-cell/>
        </table:table-row>
        <table:table-row table:style-name="ro27">
          <table:table-cell table:number-columns-repeated="2"/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<text:a xlink:href="#Poster" xlink:type="simple">POSTER</text:a></text:p>
          </table:table-cell>
          <table:table-cell table:style-name="Default"/>
        </table:table-row>
      </table:table>
      <table:table table:name="P_Structure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23" office:value-type="string" calcext:value-type="string">
            <text:p>PLOS Computational Biology?!</text:p>
            <text:p>Author Guidelines:</text:p>
            <text:p><text:a xlink:href="http://www.ploscompbiol.org/static/guidelines;jsessionid=1419BC61752411FB847C96945D121DC1" xlink:type="simple">http://www.ploscompbiol.org/static/guidelines;jsessionid=1419BC61752411FB847C96945D121DC1</text:a></text:p>
            <text:p/>
            <text:p>Next: Section 9. Striking Images</text:p>
            <text:p>Software Articles (Section 8)</text:p>
            <text:p><text:a xlink:href="file:///home/mohamed/mohamed/Phd_Research/Writings/Complete%20Papers/Plos%20One/GuideLinesPLOSCOMPBIO.odt" xlink:type="simple">http://www.ploscompbiol.org/static/guidelines#software</text:a></text:p>
          </table:table-cell>
          <table:table-cell table:style-name="ce34" office:value-type="string" calcext:value-type="string">
            <text:p><text:a xlink:href="file:///home/mohamed/mohamed/Phd_Research/Writings/Complete%20Papers/Plos%20One/GuideLinesPLOSCOMPBIO.odt" xlink:type="simple">Guidelines</text:a></text:p>
          </table:table-cell>
        </table:table-row>
        <table:table-row table:style-name="ro27">
          <table:table-cell table:style-name="ce33" office:value-type="string" calcext:value-type="string">
            <text:p>Structure Issues:</text:p>
            <text:p/>
            <text:p>4. print &amp; mark points to discuss</text:p>
          </table:table-cell>
          <table:table-cell table:style-name="ce23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Paul_Journal" xlink:type="simple">PAUL JOURNAL</text:a></text:p>
          </table:table-cell>
          <table:table-cell/>
        </table:table-row>
      </table:table>
      <table:table table:name="P_Data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>Copy Data to Big Table</text:p>
            <text:p/>
            <text:p><text:a xlink:href="file:///home/mohamed/mohamed/Phd_Research/Writings/Complete%20Papers/Plos%20One/Manuscript_Table2.odt" xlink:type="simple">Table 2</text:a></text:p>
          </table:table-cell>
          <table:table-cell office:value-type="string" calcext:value-type="string">
            <text:p/>
            <text:p/>
          </table:table-cell>
        </table:table-row>
        <table:table-row table:style-name="ro27">
          <table:table-cell table:number-columns-repeated="2"/>
        </table:table-row>
        <table:table-row table:style-name="ro3">
          <table:table-cell table:style-name="ce29" office:value-type="string" calcext:value-type="string">
            <text:p><text:a xlink:href="#HOME" xlink:type="simple">HOME</text:a></text:p>
          </table:table-cell>
          <table:table-cell table:style-name="ce29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Paul_Journal" xlink:type="simple">Paul Journal</text:a></text:p>
          </table:table-cell>
          <table:table-cell table:style-name="Default"/>
        </table:table-row>
      </table:table>
      <table:table table:name="P_Final" table:style-name="ta1">
        <table:table-column table:style-name="co21" table:default-cell-style-name="ce23"/>
        <table:table-column table:style-name="co2" table:default-cell-style-name="ce23"/>
        <table:table-row table:style-name="ro26">
          <table:table-cell office:value-type="string" calcext:value-type="string">
            <text:p>GitHub</text:p>
            <text:p>Mtleis/ <text:a xlink:href="mailto:me@github2014" xlink:type="simple">me@github2014</text:a></text:p>
            <text:p>Next: yeastAnalysis_OS : How to submit to github?</text:p>
          </table:table-cell>
          <table:table-cell/>
        </table:table-row>
        <table:table-row table:style-name="ro27">
          <table:table-cell table:number-columns-repeated="2"/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table table:name="DisMaxExpand" table:style-name="ta1">
        <table:table-column table:style-name="co24" table:default-cell-style-name="Default"/>
        <table:table-column table:style-name="co25" table:default-cell-style-name="Default"/>
        <table:table-row table:style-name="ro33">
          <table:table-cell table:style-name="ce1" office:value-type="string" calcext:value-type="string">
            <text:p><text:span text:style-name="T1">Important: 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4">15</text:span><text:span text:style-name="T1">, </text:span><text:span text:style-name="T2">20</text:span><text:span text:style-name="T1">, </text:span><text:span text:style-name="T2">23</text:span><text:span text:style-name="T1">}</text:span></text:p>
            <text:p/>
            <text:p><text:span text:style-name="T27">2. Integrate into App</text:span></text:p>
            <text:p><text:span text:style-name="T27">DisMaxCSP to be added as new Segmentation Method</text:span></text:p>
            <text:p><text:span text:style-name="T27">Where to add it? (Start with segmentation settings)</text:span></text:p>
          </table:table-cell>
          <table:table-cell table:style-name="ce1" office:value-type="string" calcext:value-type="string">
            <text:p><text:span text:style-name="T1">{</text:span><text:span text:style-name="T2">1,</text:span><text:span text:style-name="T1"> </text:span><text:span text:style-name="T2">2</text:span><text:span text:style-name="T1">, </text:span><text:span text:style-name="T2">4</text:span><text:span text:style-name="T1">, </text:span><text:span text:style-name="T2">6</text:span><text:span text:style-name="T1">,</text:span><text:span text:style-name="T2"> 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 </text:span><text:span text:style-name="T2">22</text:span><text:span text:style-name="T1">}</text:span></text:p>
            <text:p/>
            <text:p><text:span text:style-name="T17">test.segmentation.methods.distanceMaxima</text:span></text:p>
            <text:p><text:span text:style-name="T17">DisMaxCSP → Results very nice; </text:span></text:p>
            <text:p><text:span text:style-name="T17">But there are still double detections, </text:span></text:p>
            <text:p><text:span text:style-name="T17">and detections at non-Cell locations.</text:span></text:p>
            <text:p><text:span text:style-name="T17"> (filter by textures?; or by circularity?; </text:span></text:p>
            <text:p><text:span text:style-name="T17">few cases are still not detected). </text:span></text:p>
            <text:p><text:span text:style-name="T17">Balance between speed and accuracy.</text:span></text:p>
            <text:p><text:span text:style-name="T26">DisMaxCSP2 </text:span><text:span text:style-name="T17">to study results:</text:span></text:p>
            <text:p><text:span text:style-name="T17">1. Getting maxima average = 0.1 second</text:span></text:p>
            <text:p><text:span text:style-name="T17">2. Processing Points average = 0.6→0.8 second </text:span></text:p>
            <text:p><text:span text:style-name="T17">(should be per point)</text:span></text:p>
            <text:p><text:span text:style-name="T17">3. J48 classification of fwClass (good results)</text:span></text:p>
            <text:p/>
            <text:p><text:span text:style-name="T17">A Basic working model. DistanceMaxima.java DONE. </text:span></text:p>
            <text:p><text:span text:style-name="T17">Next Duplicate HoughCSP </text:span></text:p>
            <text:p><text:span text:style-name="T17">Replace hough with distanceMaxima</text:span></text:p>
            <text:p/>
            <text:p/>
          </table:table-cell>
        </table:table-row>
        <table:table-row table:style-name="ro34">
          <table:table-cell table:style-name="ce1" office:value-type="string" calcext:value-type="string"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/>
            <text:p>REPLAN</text:p>
          </table:table-cell>
          <table:table-cell table:style-name="ce1" office:value-type="string" calcext:value-type="string">
            <text:p><text:span text:style-name="T6">{</text:span><text:span text:style-name="T7">5</text:span><text:span text:style-name="T1">, </text:span><text:span text:style-name="T2">12</text:span><text:span text:style-name="T1">, </text:span><text:span text:style-name="T2">18</text:span><text:span text:style-name="T1">, </text:span><text:span text:style-name="T2">24</text:span><text:span text:style-name="T1">}</text:span></text:p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ce36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ce36"/>
        </table:table-row>
        <table:table-row table:style-name="ro4">
          <table:table-cell table:style-name="ce2" office:value-type="string" calcext:value-type="string">
            <text:p><text:a xlink:href="#ICDIP_Journal" xlink:type="simple">Distance Max</text:a></text:p>
          </table:table-cell>
          <table:table-cell table:style-name="ce36"/>
        </table:table-row>
        <table:table-row table:style-name="ro5" table:number-rows-repeated="2">
          <table:table-cell table:style-name="ce13"/>
          <table:table-cell table:style-name="ce35"/>
        </table:table-row>
        <table:table-row table:style-name="ro5" table:number-rows-repeated="2">
          <table:table-cell table:style-name="ce13"/>
          <table:table-cell/>
        </table:table-row>
        <table:table-row table:style-name="ro5">
          <table:table-cell table:number-columns-repeated="2"/>
        </table:table-row>
        <table:table-row table:style-name="ro5" table:number-rows-repeated="3">
          <table:table-cell table:style-name="ce13"/>
          <table:table-cell/>
        </table:table-row>
        <table:table-row table:style-name="ro5">
          <table:table-cell table:style-name="ce35"/>
          <table:table-cell/>
        </table:table-row>
        <table:table-row table:style-name="ro5">
          <table:table-cell table:number-columns-repeated="2"/>
        </table:table-row>
        <table:table-row table:style-name="ro5" table:number-rows-repeated="4">
          <table:table-cell table:style-name="ce13"/>
          <table:table-cell/>
        </table:table-row>
        <table:table-row table:style-name="ro5" table:number-rows-repeated="2">
          <table:table-cell table:number-columns-repeated="2"/>
        </table:table-row>
        <table:table-row table:style-name="ro35">
          <table:table-cell/>
          <table:table-cell table:style-name="ce37"/>
        </table:table-row>
        <table:table-row table:style-name="ro5">
          <table:table-cell/>
          <table:table-cell table:style-name="ce38"/>
        </table:table-row>
        <table:table-row table:style-name="ro35" table:number-rows-repeated="3">
          <table:table-cell/>
          <table:table-cell table:style-name="ce37"/>
        </table:table-row>
        <table:table-row table:style-name="ro5">
          <table:table-cell/>
          <table:table-cell table:style-name="ce38"/>
        </table:table-row>
        <table:table-row table:style-name="ro35" table:number-rows-repeated="2">
          <table:table-cell/>
          <table:table-cell table:style-name="ce37"/>
        </table:table-row>
        <table:table-row table:style-name="ro5">
          <table:table-cell/>
          <table:table-cell table:style-name="ce39"/>
        </table:table-row>
        <table:table-row table:style-name="ro35">
          <table:table-cell/>
          <table:table-cell table:style-name="ce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 style:data-style-name="N2" text:time-value="14:27:50.684655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5-11T15:08:47.695668392</meta:creation-date>
    <dc:date>2014-12-19T14:29:29.451775154</dc:date>
    <dc:creator>Mohamed Tleis</dc:creator>
    <meta:editing-duration>P60DT17H54M9S</meta:editing-duration>
    <meta:editing-cycles>637</meta:editing-cycles>
    <meta:generator>LibreOffice/4.2.5.2$Linux_X86_64 LibreOffice_project/420m0$Build-2</meta:generator>
    <meta:document-statistic meta:table-count="23" meta:cell-count="301" meta:object-count="0"/>
  </office:meta>
</office:document-meta>
</file>